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8.73mm"/>
    </style:style>
    <style:style style:name="co5" style:family="table-column">
      <style:table-column-properties fo:break-before="auto" style:column-width="3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2"/>
        <table:table-column table:style-name="co1" table:number-columns-repeated="9" table:default-cell-style-name="ce2"/>
        <table:table-column table:style-name="co5" table:default-cell-style-name="ce1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RUN1</text:p>
          </table:table-cell>
          <table:table-cell table:style-name="ce1" office:value-type="string" calcext:value-type="string">
            <text:p>RUN2</text:p>
          </table:table-cell>
          <table:table-cell table:style-name="ce1" office:value-type="string" calcext:value-type="string">
            <text:p>RUN3</text:p>
          </table:table-cell>
          <table:table-cell table:style-name="ce1" office:value-type="string" calcext:value-type="string">
            <text:p>RUN4</text:p>
          </table:table-cell>
          <table:table-cell table:style-name="ce1" office:value-type="string" calcext:value-type="string">
            <text:p>RUN5</text:p>
          </table:table-cell>
          <table:table-cell table:style-name="ce1" office:value-type="string" calcext:value-type="string">
            <text:p>RUN6</text:p>
          </table:table-cell>
          <table:table-cell table:style-name="ce1" office:value-type="string" calcext:value-type="string">
            <text:p>RUN7</text:p>
          </table:table-cell>
          <table:table-cell table:style-name="ce1" office:value-type="string" calcext:value-type="string">
            <text:p>RUN8</text:p>
          </table:table-cell>
          <table:table-cell table:style-name="ce1" office:value-type="string" calcext:value-type="string">
            <text:p>RUN9</text:p>
          </table:table-cell>
          <table:table-cell table:style-name="ce1" office:value-type="string" calcext:value-type="string">
            <text:p>RUN10</text:p>
          </table:table-cell>
          <table:table-cell table:style-name="ce1" office:value-type="string" calcext:value-type="string">
            <text:p>RUN11</text:p>
          </table:table-cell>
          <table:table-cell table:style-name="ce1" office:value-type="string" calcext:value-type="string">
            <text:p>RUN12</text:p>
          </table:table-cell>
          <table:table-cell table:style-name="ce1" office:value-type="string" calcext:value-type="string">
            <text:p>RUN13</text:p>
          </table:table-cell>
          <table:table-cell table:style-name="ce1" office:value-type="string" calcext:value-type="string">
            <text:p>RUN14</text:p>
          </table:table-cell>
          <table:table-cell table:style-name="ce1" office:value-type="string" calcext:value-type="string">
            <text:p>RUN15</text:p>
          </table:table-cell>
          <table:table-cell table:style-name="ce1" office:value-type="string" calcext:value-type="string">
            <text:p>RUN16</text:p>
          </table:table-cell>
          <table:table-cell table:style-name="ce1" office:value-type="string" calcext:value-type="string">
            <text:p>RUN17</text:p>
          </table:table-cell>
          <table:table-cell table:style-name="ce1" office:value-type="string" calcext:value-type="string">
            <text:p>RUN18</text:p>
          </table:table-cell>
          <table:table-cell table:style-name="ce1" office:value-type="string" calcext:value-type="string">
            <text:p>RUN19</text:p>
          </table:table-cell>
          <table:table-cell table:style-name="ce1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215987409921" calcext:value-type="float">
            <text:p>0.654216</text:p>
          </table:table-cell>
          <table:table-cell office:value-type="float" office:value="0.644429094605797" calcext:value-type="float">
            <text:p>0.644429</text:p>
          </table:table-cell>
          <table:table-cell office:value-type="float" office:value="0.647252778037061" calcext:value-type="float">
            <text:p>0.647253</text:p>
          </table:table-cell>
          <table:table-cell office:value-type="float" office:value="0.660051331773924" calcext:value-type="float">
            <text:p>0.660051</text:p>
          </table:table-cell>
          <table:table-cell office:value-type="float" office:value="0.646123907800924" calcext:value-type="float">
            <text:p>0.646124</text:p>
          </table:table-cell>
          <table:table-cell office:value-type="float" office:value="0.627114054697104" calcext:value-type="float">
            <text:p>0.627114</text:p>
          </table:table-cell>
          <table:table-cell office:value-type="float" office:value="0.616762224161272" calcext:value-type="float">
            <text:p>0.616762</text:p>
          </table:table-cell>
          <table:table-cell office:value-type="float" office:value="0.645934925072167" calcext:value-type="float">
            <text:p>0.645935</text:p>
          </table:table-cell>
          <table:table-cell office:value-type="float" office:value="0.632007501099166" calcext:value-type="float">
            <text:p>0.632008</text:p>
          </table:table-cell>
          <table:table-cell office:value-type="float" office:value="0.637841840235889" calcext:value-type="float">
            <text:p>0.637842</text:p>
          </table:table-cell>
          <table:table-cell office:value-type="float" office:value="0.651714416006601" calcext:value-type="float">
            <text:p>0.651714</text:p>
          </table:table-cell>
          <table:table-cell office:value-type="float" office:value="0.650960694606811" calcext:value-type="float">
            <text:p>0.650961</text:p>
          </table:table-cell>
          <table:table-cell office:value-type="float" office:value="0.670931795942241" calcext:value-type="float">
            <text:p>0.670932</text:p>
          </table:table-cell>
          <table:table-cell office:value-type="float" office:value="0.643235301834863" calcext:value-type="float">
            <text:p>0.643235</text:p>
          </table:table-cell>
          <table:table-cell office:value-type="float" office:value="0.659062444926853" calcext:value-type="float">
            <text:p>0.659062</text:p>
          </table:table-cell>
          <table:table-cell office:value-type="float" office:value="0.631930487141614" calcext:value-type="float">
            <text:p>0.631930</text:p>
          </table:table-cell>
          <table:table-cell office:value-type="float" office:value="0.611771207032138" calcext:value-type="float">
            <text:p>0.611771</text:p>
          </table:table-cell>
          <table:table-cell office:value-type="float" office:value="0.641163322713143" calcext:value-type="float">
            <text:p>0.641163</text:p>
          </table:table-cell>
          <table:table-cell office:value-type="float" office:value="0.6441772020087" calcext:value-type="float">
            <text:p>0.644177</text:p>
          </table:table-cell>
          <table:table-cell office:value-type="float" office:value="0.659062444926853" calcext:value-type="float">
            <text:p>0.659062</text:p>
          </table:table-cell>
          <table:table-cell table:formula="of:=AVERAGE([.B2:.U2])" office:value-type="float" office:value="0.643787148101652" calcext:value-type="float">
            <text:p>0.643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7895130120762" calcext:value-type="float">
            <text:p>0.767895</text:p>
          </table:table-cell>
          <table:table-cell office:value-type="float" office:value="0.776741130190224" calcext:value-type="float">
            <text:p>0.776741</text:p>
          </table:table-cell>
          <table:table-cell office:value-type="float" office:value="0.784834215026502" calcext:value-type="float">
            <text:p>0.784834</text:p>
          </table:table-cell>
          <table:table-cell office:value-type="float" office:value="0.733828982807804" calcext:value-type="float">
            <text:p>0.733829</text:p>
          </table:table-cell>
          <table:table-cell office:value-type="float" office:value="0.758673175048347" calcext:value-type="float">
            <text:p>0.758673</text:p>
          </table:table-cell>
          <table:table-cell office:value-type="float" office:value="0.764883469188022" calcext:value-type="float">
            <text:p>0.764883</text:p>
          </table:table-cell>
          <table:table-cell office:value-type="float" office:value="0.771094768554977" calcext:value-type="float">
            <text:p>0.771095</text:p>
          </table:table-cell>
          <table:table-cell office:value-type="float" office:value="0.782387491825471" calcext:value-type="float">
            <text:p>0.782387</text:p>
          </table:table-cell>
          <table:table-cell office:value-type="float" office:value="0.778246960656594" calcext:value-type="float">
            <text:p>0.778247</text:p>
          </table:table-cell>
          <table:table-cell office:value-type="float" office:value="0.742487005375791" calcext:value-type="float">
            <text:p>0.742487</text:p>
          </table:table-cell>
          <table:table-cell office:value-type="float" office:value="0.752702014238842" calcext:value-type="float">
            <text:p>0.752702</text:p>
          </table:table-cell>
          <table:table-cell office:value-type="float" office:value="0.792833401987352" calcext:value-type="float">
            <text:p>0.792833</text:p>
          </table:table-cell>
          <table:table-cell office:value-type="float" office:value="0.784167115345172" calcext:value-type="float">
            <text:p>0.784167</text:p>
          </table:table-cell>
          <table:table-cell office:value-type="float" office:value="0.782659672545592" calcext:value-type="float">
            <text:p>0.782660</text:p>
          </table:table-cell>
          <table:table-cell office:value-type="float" office:value="0.75383309949033" calcext:value-type="float">
            <text:p>0.753833</text:p>
          </table:table-cell>
          <table:table-cell office:value-type="float" office:value="0.774746100999597" calcext:value-type="float">
            <text:p>0.774746</text:p>
          </table:table-cell>
          <table:table-cell office:value-type="float" office:value="0.759485506836954" calcext:value-type="float">
            <text:p>0.759486</text:p>
          </table:table-cell>
          <table:table-cell office:value-type="float" office:value="0.771354857852342" calcext:value-type="float">
            <text:p>0.771355</text:p>
          </table:table-cell>
          <table:table-cell office:value-type="float" office:value="0.778514707998547" calcext:value-type="float">
            <text:p>0.778515</text:p>
          </table:table-cell>
          <table:table-cell office:value-type="float" office:value="0.75383309949033" calcext:value-type="float">
            <text:p>0.753833</text:p>
          </table:table-cell>
          <table:table-cell table:formula="of:=AVERAGE([.B3:.U3])" office:value-type="float" office:value="0.768260095278978" calcext:value-type="float">
            <text:p>0.7682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4496464585905" calcext:value-type="float">
            <text:p>0.844496</text:p>
          </table:table-cell>
          <table:table-cell office:value-type="float" office:value="0.806101808602595" calcext:value-type="float">
            <text:p>0.806102</text:p>
          </table:table-cell>
          <table:table-cell office:value-type="float" office:value="0.851083718955813" calcext:value-type="float">
            <text:p>0.851084</text:p>
          </table:table-cell>
          <table:table-cell office:value-type="float" office:value="0.849954848719676" calcext:value-type="float">
            <text:p>0.849955</text:p>
          </table:table-cell>
          <table:table-cell office:value-type="float" office:value="0.766389299654391" calcext:value-type="float">
            <text:p>0.766389</text:p>
          </table:table-cell>
          <table:table-cell office:value-type="float" office:value="0.816641616639904" calcext:value-type="float">
            <text:p>0.816642</text:p>
          </table:table-cell>
          <table:table-cell office:value-type="float" office:value="0.847131165288412" calcext:value-type="float">
            <text:p>0.847131</text:p>
          </table:table-cell>
          <table:table-cell office:value-type="float" office:value="0.85522425012469" calcext:value-type="float">
            <text:p>0.855224</text:p>
          </table:table-cell>
          <table:table-cell office:value-type="float" office:value="0.860493651529704" calcext:value-type="float">
            <text:p>0.860494</text:p>
          </table:table-cell>
          <table:table-cell office:value-type="float" office:value="0.834144634050073" calcext:value-type="float">
            <text:p>0.834145</text:p>
          </table:table-cell>
          <table:table-cell office:value-type="float" office:value="0.790573244091586" calcext:value-type="float">
            <text:p>0.790573</text:p>
          </table:table-cell>
          <table:table-cell office:value-type="float" office:value="0.825617767119216" calcext:value-type="float">
            <text:p>0.825618</text:p>
          </table:table-cell>
          <table:table-cell office:value-type="float" office:value="0.853314261226595" calcext:value-type="float">
            <text:p>0.853314</text:p>
          </table:table-cell>
          <table:table-cell office:value-type="float" office:value="0.85199499720106" calcext:value-type="float">
            <text:p>0.851995</text:p>
          </table:table-cell>
          <table:table-cell office:value-type="float" office:value="0.84841557527976" calcext:value-type="float">
            <text:p>0.848416</text:p>
          </table:table-cell>
          <table:table-cell office:value-type="float" office:value="0.82976273166626" calcext:value-type="float">
            <text:p>0.829763</text:p>
          </table:table-cell>
          <table:table-cell office:value-type="float" office:value="0.838806382160138" calcext:value-type="float">
            <text:p>0.838806</text:p>
          </table:table-cell>
          <table:table-cell office:value-type="float" office:value="0.8489801116019" calcext:value-type="float">
            <text:p>0.848980</text:p>
          </table:table-cell>
          <table:table-cell office:value-type="float" office:value="0.843139525481229" calcext:value-type="float">
            <text:p>0.843140</text:p>
          </table:table-cell>
          <table:table-cell office:value-type="float" office:value="0.84841557527976" calcext:value-type="float">
            <text:p>0.848416</text:p>
          </table:table-cell>
          <table:table-cell table:formula="of:=AVERAGE([.B4:.U4])" office:value-type="float" office:value="0.835534081462934" calcext:value-type="float">
            <text:p>0.8355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070675872558" calcext:value-type="float">
            <text:p>0.850707</text:p>
          </table:table-cell>
          <table:table-cell office:value-type="float" office:value="0.86821078136303" calcext:value-type="float">
            <text:p>0.868211</text:p>
          </table:table-cell>
          <table:table-cell office:value-type="float" office:value="0.824357741245949" calcext:value-type="float">
            <text:p>0.824358</text:p>
          </table:table-cell>
          <table:table-cell office:value-type="float" office:value="0.867081911126892" calcext:value-type="float">
            <text:p>0.867082</text:p>
          </table:table-cell>
          <table:table-cell office:value-type="float" office:value="0.863505312462444" calcext:value-type="float">
            <text:p>0.863505</text:p>
          </table:table-cell>
          <table:table-cell office:value-type="float" office:value="0.861435549491646" calcext:value-type="float">
            <text:p>0.861436</text:p>
          </table:table-cell>
          <table:table-cell office:value-type="float" office:value="0.821346080313209" calcext:value-type="float">
            <text:p>0.821346</text:p>
          </table:table-cell>
          <table:table-cell office:value-type="float" office:value="0.873104227765091" calcext:value-type="float">
            <text:p>0.873104</text:p>
          </table:table-cell>
          <table:table-cell office:value-type="float" office:value="0.861246566762889" calcext:value-type="float">
            <text:p>0.861247</text:p>
          </table:table-cell>
          <table:table-cell office:value-type="float" office:value="0.861058589261413" calcext:value-type="float">
            <text:p>0.861059</text:p>
          </table:table-cell>
          <table:table-cell office:value-type="float" office:value="0.840878361281858" calcext:value-type="float">
            <text:p>0.840878</text:p>
          </table:table-cell>
          <table:table-cell office:value-type="float" office:value="0.8676329552154" calcext:value-type="float">
            <text:p>0.867633</text:p>
          </table:table-cell>
          <table:table-cell office:value-type="float" office:value="0.873285362562024" calcext:value-type="float">
            <text:p>0.873285</text:p>
          </table:table-cell>
          <table:table-cell office:value-type="float" office:value="0.868952219240934" calcext:value-type="float">
            <text:p>0.868952</text:p>
          </table:table-cell>
          <table:table-cell office:value-type="float" office:value="0.869328576789027" calcext:value-type="float">
            <text:p>0.869329</text:p>
          </table:table-cell>
          <table:table-cell office:value-type="float" office:value="0.836733396734814" calcext:value-type="float">
            <text:p>0.836733</text:p>
          </table:table-cell>
          <table:table-cell office:value-type="float" office:value="0.841443903907602" calcext:value-type="float">
            <text:p>0.841444</text:p>
          </table:table-cell>
          <table:table-cell office:value-type="float" office:value="0.868010319067097" calcext:value-type="float">
            <text:p>0.868010</text:p>
          </table:table-cell>
          <table:table-cell office:value-type="float" office:value="0.854256161400432" calcext:value-type="float">
            <text:p>0.854256</text:p>
          </table:table-cell>
          <table:table-cell office:value-type="float" office:value="0.869328576789027" calcext:value-type="float">
            <text:p>0.869329</text:p>
          </table:table-cell>
          <table:table-cell table:formula="of:=AVERAGE([.B5:.U5])" office:value-type="float" office:value="0.857095167575318" calcext:value-type="float">
            <text:p>0.857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9528634327923" calcext:value-type="float">
            <text:p>0.869529</text:p>
          </table:table-cell>
          <table:table-cell office:value-type="float" office:value="0.877620713936921" calcext:value-type="float">
            <text:p>0.877621</text:p>
          </table:table-cell>
          <table:table-cell office:value-type="float" office:value="0.857295018322769" calcext:value-type="float">
            <text:p>0.857295</text:p>
          </table:table-cell>
          <table:table-cell office:value-type="float" office:value="0.842049741384874" calcext:value-type="float">
            <text:p>0.842050</text:p>
          </table:table-cell>
          <table:table-cell office:value-type="float" office:value="0.869151674097691" calcext:value-type="float">
            <text:p>0.869152</text:p>
          </table:table-cell>
          <table:table-cell office:value-type="float" office:value="0.858799843561858" calcext:value-type="float">
            <text:p>0.858800</text:p>
          </table:table-cell>
          <table:table-cell office:value-type="float" office:value="0.869339651599167" calcext:value-type="float">
            <text:p>0.869340</text:p>
          </table:table-cell>
          <table:table-cell office:value-type="float" office:value="0.870280544333828" calcext:value-type="float">
            <text:p>0.870281</text:p>
          </table:table-cell>
          <table:table-cell office:value-type="float" office:value="0.874610058231461" calcext:value-type="float">
            <text:p>0.874610</text:p>
          </table:table-cell>
          <table:table-cell office:value-type="float" office:value="0.855977165357875" calcext:value-type="float">
            <text:p>0.855977</text:p>
          </table:table-cell>
          <table:table-cell office:value-type="float" office:value="0.876111063083534" calcext:value-type="float">
            <text:p>0.876111</text:p>
          </table:table-cell>
          <table:table-cell office:value-type="float" office:value="0.8676329552154" calcext:value-type="float">
            <text:p>0.867633</text:p>
          </table:table-cell>
          <table:table-cell office:value-type="float" office:value="0.873285362562024" calcext:value-type="float">
            <text:p>0.873285</text:p>
          </table:table-cell>
          <table:table-cell office:value-type="float" office:value="0.835791496560978" calcext:value-type="float">
            <text:p>0.835791</text:p>
          </table:table-cell>
          <table:table-cell office:value-type="float" office:value="0.872909005013931" calcext:value-type="float">
            <text:p>0.872909</text:p>
          </table:table-cell>
          <table:table-cell office:value-type="float" office:value="0.873473541336071" calcext:value-type="float">
            <text:p>0.873474</text:p>
          </table:table-cell>
          <table:table-cell office:value-type="float" office:value="0.868574855389237" calcext:value-type="float">
            <text:p>0.868575</text:p>
          </table:table-cell>
          <table:table-cell office:value-type="float" office:value="0.864053533294099" calcext:value-type="float">
            <text:p>0.864054</text:p>
          </table:table-cell>
          <table:table-cell office:value-type="float" office:value="0.871777919762444" calcext:value-type="float">
            <text:p>0.871778</text:p>
          </table:table-cell>
          <table:table-cell office:value-type="float" office:value="0.872909005013931" calcext:value-type="float">
            <text:p>0.872909</text:p>
          </table:table-cell>
          <table:table-cell table:formula="of:=AVERAGE([.B6:.U6])" office:value-type="float" office:value="0.866058589119301" calcext:value-type="float">
            <text:p>0.8660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62188464724831" calcext:value-type="float">
            <text:p>0.862188</text:p>
          </table:table-cell>
          <table:table-cell office:value-type="float" office:value="0.876115888697831" calcext:value-type="float">
            <text:p>0.876116</text:p>
          </table:table-cell>
          <table:table-cell office:value-type="float" office:value="0.872351312531907" calcext:value-type="float">
            <text:p>0.872351</text:p>
          </table:table-cell>
          <table:table-cell office:value-type="float" office:value="0.870280544333828" calcext:value-type="float">
            <text:p>0.870281</text:p>
          </table:table-cell>
          <table:table-cell office:value-type="float" office:value="0.871033459567013" calcext:value-type="float">
            <text:p>0.871033</text:p>
          </table:table-cell>
          <table:table-cell office:value-type="float" office:value="0.861246566762889" calcext:value-type="float">
            <text:p>0.861247</text:p>
          </table:table-cell>
          <table:table-cell office:value-type="float" office:value="0.8736691654968" calcext:value-type="float">
            <text:p>0.873669</text:p>
          </table:table-cell>
          <table:table-cell office:value-type="float" office:value="0.868775719094738" calcext:value-type="float">
            <text:p>0.868776</text:p>
          </table:table-cell>
          <table:table-cell office:value-type="float" office:value="0.873857142998276" calcext:value-type="float">
            <text:p>0.873857</text:p>
          </table:table-cell>
          <table:table-cell office:value-type="float" office:value="0.865011142928814" calcext:value-type="float">
            <text:p>0.865011</text:p>
          </table:table-cell>
          <table:table-cell office:value-type="float" office:value="0.854256161400432" calcext:value-type="float">
            <text:p>0.854256</text:p>
          </table:table-cell>
          <table:table-cell office:value-type="float" office:value="0.869516755563074" calcext:value-type="float">
            <text:p>0.869517</text:p>
          </table:table-cell>
          <table:table-cell office:value-type="float" office:value="0.875546526761395" calcext:value-type="float">
            <text:p>0.875547</text:p>
          </table:table-cell>
          <table:table-cell office:value-type="float" office:value="0.866502876267517" calcext:value-type="float">
            <text:p>0.866503</text:p>
          </table:table-cell>
          <table:table-cell office:value-type="float" office:value="0.877430327109068" calcext:value-type="float">
            <text:p>0.877430</text:p>
          </table:table-cell>
          <table:table-cell office:value-type="float" office:value="0.86838667661519" calcext:value-type="float">
            <text:p>0.868387</text:p>
          </table:table-cell>
          <table:table-cell office:value-type="float" office:value="0.873097183787978" calcext:value-type="float">
            <text:p>0.873097</text:p>
          </table:table-cell>
          <table:table-cell office:value-type="float" office:value="0.874980984135651" calcext:value-type="float">
            <text:p>0.874981</text:p>
          </table:table-cell>
          <table:table-cell office:value-type="float" office:value="0.862168726642822" calcext:value-type="float">
            <text:p>0.862169</text:p>
          </table:table-cell>
          <table:table-cell office:value-type="float" office:value="0.854256161400432" calcext:value-type="float">
            <text:p>0.854256</text:p>
          </table:table-cell>
          <table:table-cell table:formula="of:=AVERAGE([.B7:.U7])" office:value-type="float" office:value="0.868533589341024" calcext:value-type="float">
            <text:p>0.8685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4635187925862" calcext:value-type="float">
            <text:p>0.864635</text:p>
          </table:table-cell>
          <table:table-cell office:value-type="float" office:value="0.877997674167153" calcext:value-type="float">
            <text:p>0.877998</text:p>
          </table:table-cell>
          <table:table-cell office:value-type="float" office:value="0.866516973395184" calcext:value-type="float">
            <text:p>0.866517</text:p>
          </table:table-cell>
          <table:table-cell office:value-type="float" office:value="0.873104227765091" calcext:value-type="float">
            <text:p>0.873104</text:p>
          </table:table-cell>
          <table:table-cell office:value-type="float" office:value="0.870845482065537" calcext:value-type="float">
            <text:p>0.870845</text:p>
          </table:table-cell>
          <table:table-cell office:value-type="float" office:value="0.851648656687522" calcext:value-type="float">
            <text:p>0.851649</text:p>
          </table:table-cell>
          <table:table-cell office:value-type="float" office:value="0.874045120499753" calcext:value-type="float">
            <text:p>0.874045</text:p>
          </table:table-cell>
          <table:table-cell office:value-type="float" office:value="0.870280544333828" calcext:value-type="float">
            <text:p>0.870281</text:p>
          </table:table-cell>
          <table:table-cell office:value-type="float" office:value="0.874233098001229" calcext:value-type="float">
            <text:p>0.874233</text:p>
          </table:table-cell>
          <table:table-cell office:value-type="float" office:value="0.863882272692677" calcext:value-type="float">
            <text:p>0.863882</text:p>
          </table:table-cell>
          <table:table-cell office:value-type="float" office:value="0.864053533294099" calcext:value-type="float">
            <text:p>0.864054</text:p>
          </table:table-cell>
          <table:table-cell office:value-type="float" office:value="0.867821133989447" calcext:value-type="float">
            <text:p>0.867821</text:p>
          </table:table-cell>
          <table:table-cell office:value-type="float" office:value="0.870459662040514" calcext:value-type="float">
            <text:p>0.870460</text:p>
          </table:table-cell>
          <table:table-cell office:value-type="float" office:value="0.865371791016029" calcext:value-type="float">
            <text:p>0.865372</text:p>
          </table:table-cell>
          <table:table-cell office:value-type="float" office:value="0.877242148335021" calcext:value-type="float">
            <text:p>0.877242</text:p>
          </table:table-cell>
          <table:table-cell office:value-type="float" office:value="0.86687923381561" calcext:value-type="float">
            <text:p>0.866879</text:p>
          </table:table-cell>
          <table:table-cell office:value-type="float" office:value="0.872909005013931" calcext:value-type="float">
            <text:p>0.872909</text:p>
          </table:table-cell>
          <table:table-cell office:value-type="float" office:value="0.873661720110117" calcext:value-type="float">
            <text:p>0.873662</text:p>
          </table:table-cell>
          <table:table-cell office:value-type="float" office:value="0.864995433467936" calcext:value-type="float">
            <text:p>0.864995</text:p>
          </table:table-cell>
          <table:table-cell office:value-type="float" office:value="0.864053533294099" calcext:value-type="float">
            <text:p>0.864054</text:p>
          </table:table-cell>
          <table:table-cell table:formula="of:=AVERAGE([.B8:.U8])" office:value-type="float" office:value="0.868731821595532" calcext:value-type="float">
            <text:p>0.8687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65387097931766" calcext:value-type="float">
            <text:p>0.865387</text:p>
          </table:table-cell>
          <table:table-cell office:value-type="float" office:value="0.879691482134999" calcext:value-type="float">
            <text:p>0.879691</text:p>
          </table:table-cell>
          <table:table-cell office:value-type="float" office:value="0.867269888628369" calcext:value-type="float">
            <text:p>0.867270</text:p>
          </table:table-cell>
          <table:table-cell office:value-type="float" office:value="0.868775719094738" calcext:value-type="float">
            <text:p>0.868776</text:p>
          </table:table-cell>
          <table:table-cell office:value-type="float" office:value="0.872539290033383" calcext:value-type="float">
            <text:p>0.872539</text:p>
          </table:table-cell>
          <table:table-cell office:value-type="float" office:value="0.85673008059106" calcext:value-type="float">
            <text:p>0.856730</text:p>
          </table:table-cell>
          <table:table-cell office:value-type="float" office:value="0.870092566832352" calcext:value-type="float">
            <text:p>0.870093</text:p>
          </table:table-cell>
          <table:table-cell office:value-type="float" office:value="0.867081911126892" calcext:value-type="float">
            <text:p>0.867082</text:p>
          </table:table-cell>
          <table:table-cell office:value-type="float" office:value="0.873104227765091" calcext:value-type="float">
            <text:p>0.873104</text:p>
          </table:table-cell>
          <table:table-cell office:value-type="float" office:value="0.862940374730735" calcext:value-type="float">
            <text:p>0.862940</text:p>
          </table:table-cell>
          <table:table-cell office:value-type="float" office:value="0.87271981993628" calcext:value-type="float">
            <text:p>0.872720</text:p>
          </table:table-cell>
          <table:table-cell office:value-type="float" office:value="0.867067412589656" calcext:value-type="float">
            <text:p>0.867067</text:p>
          </table:table-cell>
          <table:table-cell office:value-type="float" office:value="0.873473541336071" calcext:value-type="float">
            <text:p>0.873474</text:p>
          </table:table-cell>
          <table:table-cell office:value-type="float" office:value="0.866313691189865" calcext:value-type="float">
            <text:p>0.866314</text:p>
          </table:table-cell>
          <table:table-cell office:value-type="float" office:value="0.880257033934183" calcext:value-type="float">
            <text:p>0.880257</text:p>
          </table:table-cell>
          <table:table-cell office:value-type="float" office:value="0.86838667661519" calcext:value-type="float">
            <text:p>0.868387</text:p>
          </table:table-cell>
          <table:table-cell office:value-type="float" office:value="0.866502876267517" calcext:value-type="float">
            <text:p>0.866503</text:p>
          </table:table-cell>
          <table:table-cell office:value-type="float" office:value="0.87271981993628" calcext:value-type="float">
            <text:p>0.872720</text:p>
          </table:table-cell>
          <table:table-cell office:value-type="float" office:value="0.866691055041563" calcext:value-type="float">
            <text:p>0.866691</text:p>
          </table:table-cell>
          <table:table-cell office:value-type="float" office:value="0.87271981993628" calcext:value-type="float">
            <text:p>0.872720</text:p>
          </table:table-cell>
          <table:table-cell table:formula="of:=AVERAGE([.B9:.U9])" office:value-type="float" office:value="0.869523219282614" calcext:value-type="float">
            <text:p>0.869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5387097931766" calcext:value-type="float">
            <text:p>0.865387</text:p>
          </table:table-cell>
          <table:table-cell office:value-type="float" office:value="0.878562611898862" calcext:value-type="float">
            <text:p>0.878563</text:p>
          </table:table-cell>
          <table:table-cell office:value-type="float" office:value="0.867081911126892" calcext:value-type="float">
            <text:p>0.867082</text:p>
          </table:table-cell>
          <table:table-cell table:number-columns-repeated="2" office:value-type="float" office:value="0.8736691654968" calcext:value-type="float">
            <text:p>0.873669</text:p>
          </table:table-cell>
          <table:table-cell office:value-type="float" office:value="0.855036272623214" calcext:value-type="float">
            <text:p>0.855036</text:p>
          </table:table-cell>
          <table:table-cell office:value-type="float" office:value="0.873292205266568" calcext:value-type="float">
            <text:p>0.873292</text:p>
          </table:table-cell>
          <table:table-cell office:value-type="float" office:value="0.869904589330876" calcext:value-type="float">
            <text:p>0.869905</text:p>
          </table:table-cell>
          <table:table-cell office:value-type="float" office:value="0.874233098001229" calcext:value-type="float">
            <text:p>0.874233</text:p>
          </table:table-cell>
          <table:table-cell office:value-type="float" office:value="0.863505312462444" calcext:value-type="float">
            <text:p>0.863505</text:p>
          </table:table-cell>
          <table:table-cell office:value-type="float" office:value="0.870647840814561" calcext:value-type="float">
            <text:p>0.870648</text:p>
          </table:table-cell>
          <table:table-cell office:value-type="float" office:value="0.869328576789027" calcext:value-type="float">
            <text:p>0.869329</text:p>
          </table:table-cell>
          <table:table-cell office:value-type="float" office:value="0.871024198362654" calcext:value-type="float">
            <text:p>0.871024</text:p>
          </table:table-cell>
          <table:table-cell office:value-type="float" office:value="0.865371791016029" calcext:value-type="float">
            <text:p>0.865372</text:p>
          </table:table-cell>
          <table:table-cell office:value-type="float" office:value="0.877618505883114" calcext:value-type="float">
            <text:p>0.877619</text:p>
          </table:table-cell>
          <table:table-cell office:value-type="float" office:value="0.86687923381561" calcext:value-type="float">
            <text:p>0.866879</text:p>
          </table:table-cell>
          <table:table-cell office:value-type="float" office:value="0.868574855389237" calcext:value-type="float">
            <text:p>0.868575</text:p>
          </table:table-cell>
          <table:table-cell office:value-type="float" office:value="0.872909005013931" calcext:value-type="float">
            <text:p>0.872909</text:p>
          </table:table-cell>
          <table:table-cell office:value-type="float" office:value="0.869140398014981" calcext:value-type="float">
            <text:p>0.869140</text:p>
          </table:table-cell>
          <table:table-cell office:value-type="float" office:value="0.870647840814561" calcext:value-type="float">
            <text:p>0.870648</text:p>
          </table:table-cell>
          <table:table-cell table:formula="of:=AVERAGE([.B10:.U10])" office:value-type="float" office:value="0.869824183777458" calcext:value-type="float">
            <text:p>0.8698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66328995893708" calcext:value-type="float">
            <text:p>0.866329</text:p>
          </table:table-cell>
          <table:table-cell office:value-type="float" office:value="0.877809696665677" calcext:value-type="float">
            <text:p>0.877810</text:p>
          </table:table-cell>
          <table:table-cell office:value-type="float" office:value="0.865764058161999" calcext:value-type="float">
            <text:p>0.865764</text:p>
          </table:table-cell>
          <table:table-cell office:value-type="float" office:value="0.871033459567013" calcext:value-type="float">
            <text:p>0.871033</text:p>
          </table:table-cell>
          <table:table-cell office:value-type="float" office:value="0.873480182768044" calcext:value-type="float">
            <text:p>0.873480</text:p>
          </table:table-cell>
          <table:table-cell office:value-type="float" office:value="0.857482995824245" calcext:value-type="float">
            <text:p>0.857483</text:p>
          </table:table-cell>
          <table:table-cell office:value-type="float" office:value="0.874422080729985" calcext:value-type="float">
            <text:p>0.874422</text:p>
          </table:table-cell>
          <table:table-cell office:value-type="float" office:value="0.870280544333828" calcext:value-type="float">
            <text:p>0.870281</text:p>
          </table:table-cell>
          <table:table-cell office:value-type="float" office:value="0.874422080729985" calcext:value-type="float">
            <text:p>0.874422</text:p>
          </table:table-cell>
          <table:table-cell office:value-type="float" office:value="0.86369328996392" calcext:value-type="float">
            <text:p>0.863693</text:p>
          </table:table-cell>
          <table:table-cell office:value-type="float" office:value="0.871589740988397" calcext:value-type="float">
            <text:p>0.871590</text:p>
          </table:table-cell>
          <table:table-cell office:value-type="float" office:value="0.867256597667307" calcext:value-type="float">
            <text:p>0.867257</text:p>
          </table:table-cell>
          <table:table-cell office:value-type="float" office:value="0.870270476962864" calcext:value-type="float">
            <text:p>0.870270</text:p>
          </table:table-cell>
          <table:table-cell office:value-type="float" office:value="0.865371791016029" calcext:value-type="float">
            <text:p>0.865372</text:p>
          </table:table-cell>
          <table:table-cell office:value-type="float" office:value="0.874415441509907" calcext:value-type="float">
            <text:p>0.874415</text:p>
          </table:table-cell>
          <table:table-cell office:value-type="float" office:value="0.867256597667307" calcext:value-type="float">
            <text:p>0.867257</text:p>
          </table:table-cell>
          <table:table-cell office:value-type="float" office:value="0.868198497841144" calcext:value-type="float">
            <text:p>0.868198</text:p>
          </table:table-cell>
          <table:table-cell office:value-type="float" office:value="0.873850905187768" calcext:value-type="float">
            <text:p>0.873851</text:p>
          </table:table-cell>
          <table:table-cell office:value-type="float" office:value="0.868763034163283" calcext:value-type="float">
            <text:p>0.868763</text:p>
          </table:table-cell>
          <table:table-cell office:value-type="float" office:value="0.871589740988397" calcext:value-type="float">
            <text:p>0.871590</text:p>
          </table:table-cell>
          <table:table-cell table:formula="of:=AVERAGE([.B11:.U11])" office:value-type="float" office:value="0.869664010431541" calcext:value-type="float">
            <text:p>0.869664</text:p>
          </table:table-cell>
        </table:table-row>
        <table:table-row table:style-name="ro1">
          <table:table-cell table:number-columns-repeated="21"/>
          <table:table-cell table:style-name="ce2"/>
        </table:table-row>
        <table:table-row table:style-name="ro1">
          <table:table-cell table:style-name="ce7" office:value-type="string" calcext:value-type="string">
            <text:p>EPOCH</text:p>
          </table:table-cell>
          <table:table-cell table:style-name="ce1" office:value-type="string" calcext:value-type="string">
            <text:p>RUN1</text:p>
          </table:table-cell>
          <table:table-cell table:style-name="ce1" office:value-type="string" calcext:value-type="string">
            <text:p>RUN2</text:p>
          </table:table-cell>
          <table:table-cell table:style-name="ce1" office:value-type="string" calcext:value-type="string">
            <text:p>RUN3</text:p>
          </table:table-cell>
          <table:table-cell table:style-name="ce1" office:value-type="string" calcext:value-type="string">
            <text:p>RUN4</text:p>
          </table:table-cell>
          <table:table-cell table:style-name="ce1" office:value-type="string" calcext:value-type="string">
            <text:p>RUN5</text:p>
          </table:table-cell>
          <table:table-cell table:style-name="ce1" office:value-type="string" calcext:value-type="string">
            <text:p>RUN6</text:p>
          </table:table-cell>
          <table:table-cell table:style-name="ce1" office:value-type="string" calcext:value-type="string">
            <text:p>RUN7</text:p>
          </table:table-cell>
          <table:table-cell table:style-name="ce1" office:value-type="string" calcext:value-type="string">
            <text:p>RUN8</text:p>
          </table:table-cell>
          <table:table-cell table:style-name="ce1" office:value-type="string" calcext:value-type="string">
            <text:p>RUN9</text:p>
          </table:table-cell>
          <table:table-cell table:style-name="ce1" office:value-type="string" calcext:value-type="string">
            <text:p>RUN10</text:p>
          </table:table-cell>
          <table:table-cell table:style-name="ce1" office:value-type="string" calcext:value-type="string">
            <text:p>RUN11</text:p>
          </table:table-cell>
          <table:table-cell table:style-name="ce1" office:value-type="string" calcext:value-type="string">
            <text:p>RUN12</text:p>
          </table:table-cell>
          <table:table-cell table:style-name="ce1" office:value-type="string" calcext:value-type="string">
            <text:p>RUN13</text:p>
          </table:table-cell>
          <table:table-cell table:style-name="ce1" office:value-type="string" calcext:value-type="string">
            <text:p>RUN14</text:p>
          </table:table-cell>
          <table:table-cell table:style-name="ce1" office:value-type="string" calcext:value-type="string">
            <text:p>RUN15</text:p>
          </table:table-cell>
          <table:table-cell table:style-name="ce1" office:value-type="string" calcext:value-type="string">
            <text:p>RUN16</text:p>
          </table:table-cell>
          <table:table-cell table:style-name="ce1" office:value-type="string" calcext:value-type="string">
            <text:p>RUN17</text:p>
          </table:table-cell>
          <table:table-cell table:style-name="ce1" office:value-type="string" calcext:value-type="string">
            <text:p>RUN18</text:p>
          </table:table-cell>
          <table:table-cell table:style-name="ce1" office:value-type="string" calcext:value-type="string">
            <text:p>RUN19</text:p>
          </table:table-cell>
          <table:table-cell table:style-name="ce1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103152726537" calcext:value-type="float">
            <text:p>0.600103</text:p>
          </table:table-cell>
          <table:table-cell office:value-type="float" office:value="0.599194504778941" calcext:value-type="float">
            <text:p>0.599195</text:p>
          </table:table-cell>
          <table:table-cell office:value-type="float" office:value="0.602477122848547" calcext:value-type="float">
            <text:p>0.602477</text:p>
          </table:table-cell>
          <table:table-cell office:value-type="float" office:value="0.600808026414735" calcext:value-type="float">
            <text:p>0.600808</text:p>
          </table:table-cell>
          <table:table-cell office:value-type="float" office:value="0.599599274557839" calcext:value-type="float">
            <text:p>0.599599</text:p>
          </table:table-cell>
          <table:table-cell office:value-type="float" office:value="0.611808131435796" calcext:value-type="float">
            <text:p>0.611808</text:p>
          </table:table-cell>
          <table:table-cell office:value-type="float" office:value="0.601551802461545" calcext:value-type="float">
            <text:p>0.601552</text:p>
          </table:table-cell>
          <table:table-cell office:value-type="float" office:value="0.602885597613981" calcext:value-type="float">
            <text:p>0.602886</text:p>
          </table:table-cell>
          <table:table-cell office:value-type="float" office:value="0.604716787208678" calcext:value-type="float">
            <text:p>0.604717</text:p>
          </table:table-cell>
          <table:table-cell office:value-type="float" office:value="0.616273566456555" calcext:value-type="float">
            <text:p>0.616274</text:p>
          </table:table-cell>
          <table:table-cell office:value-type="float" office:value="0.624322443313036" calcext:value-type="float">
            <text:p>0.624322</text:p>
          </table:table-cell>
          <table:table-cell office:value-type="float" office:value="0.626136551932225" calcext:value-type="float">
            <text:p>0.626137</text:p>
          </table:table-cell>
          <table:table-cell office:value-type="float" office:value="0.637690523892824" calcext:value-type="float">
            <text:p>0.637691</text:p>
          </table:table-cell>
          <table:table-cell office:value-type="float" office:value="0.628970071933914" calcext:value-type="float">
            <text:p>0.628970</text:p>
          </table:table-cell>
          <table:table-cell office:value-type="float" office:value="0.620576508653158" calcext:value-type="float">
            <text:p>0.620577</text:p>
          </table:table-cell>
          <table:table-cell office:value-type="float" office:value="0.625196251502311" calcext:value-type="float">
            <text:p>0.625196</text:p>
          </table:table-cell>
          <table:table-cell office:value-type="float" office:value="0.615724772077194" calcext:value-type="float">
            <text:p>0.615725</text:p>
          </table:table-cell>
          <table:table-cell office:value-type="float" office:value="0.622103640912693" calcext:value-type="float">
            <text:p>0.622104</text:p>
          </table:table-cell>
          <table:table-cell office:value-type="float" office:value="0.623583799235808" calcext:value-type="float">
            <text:p>0.623584</text:p>
          </table:table-cell>
          <table:table-cell office:value-type="float" office:value="0.622379732620632" calcext:value-type="float">
            <text:p>0.622380</text:p>
          </table:table-cell>
          <table:table-cell table:formula="of:=AVERAGE([.B14:.U14])" office:value-type="float" office:value="0.614305113128848" calcext:value-type="float">
            <text:p>0.614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9515788396833" calcext:value-type="float">
            <text:p>0.489516</text:p>
          </table:table-cell>
          <table:table-cell office:value-type="float" office:value="0.483463692892655" calcext:value-type="float">
            <text:p>0.483464</text:p>
          </table:table-cell>
          <table:table-cell office:value-type="float" office:value="0.468555753324283" calcext:value-type="float">
            <text:p>0.468556</text:p>
          </table:table-cell>
          <table:table-cell office:value-type="float" office:value="0.482465199021595" calcext:value-type="float">
            <text:p>0.482465</text:p>
          </table:table-cell>
          <table:table-cell office:value-type="float" office:value="0.483919406236404" calcext:value-type="float">
            <text:p>0.483919</text:p>
          </table:table-cell>
          <table:table-cell office:value-type="float" office:value="0.486572176595137" calcext:value-type="float">
            <text:p>0.486572</text:p>
          </table:table-cell>
          <table:table-cell office:value-type="float" office:value="0.492437170279321" calcext:value-type="float">
            <text:p>0.492437</text:p>
          </table:table-cell>
          <table:table-cell office:value-type="float" office:value="0.479376166498419" calcext:value-type="float">
            <text:p>0.479376</text:p>
          </table:table-cell>
          <table:table-cell office:value-type="float" office:value="0.481332399388659" calcext:value-type="float">
            <text:p>0.481332</text:p>
          </table:table-cell>
          <table:table-cell office:value-type="float" office:value="0.488384841257163" calcext:value-type="float">
            <text:p>0.488385</text:p>
          </table:table-cell>
          <table:table-cell office:value-type="float" office:value="0.499377520488366" calcext:value-type="float">
            <text:p>0.499378</text:p>
          </table:table-cell>
          <table:table-cell office:value-type="float" office:value="0.487216916777915" calcext:value-type="float">
            <text:p>0.487217</text:p>
          </table:table-cell>
          <table:table-cell office:value-type="float" office:value="0.484240659893908" calcext:value-type="float">
            <text:p>0.484241</text:p>
          </table:table-cell>
          <table:table-cell office:value-type="float" office:value="0.493223439095996" calcext:value-type="float">
            <text:p>0.493223</text:p>
          </table:table-cell>
          <table:table-cell office:value-type="float" office:value="0.496381255365435" calcext:value-type="float">
            <text:p>0.496381</text:p>
          </table:table-cell>
          <table:table-cell office:value-type="float" office:value="0.49026409846142" calcext:value-type="float">
            <text:p>0.490264</text:p>
          </table:table-cell>
          <table:table-cell office:value-type="float" office:value="0.455877259698371" calcext:value-type="float">
            <text:p>0.455877</text:p>
          </table:table-cell>
          <table:table-cell office:value-type="float" office:value="0.473995778031843" calcext:value-type="float">
            <text:p>0.473996</text:p>
          </table:table-cell>
          <table:table-cell office:value-type="float" office:value="0.495053522672745" calcext:value-type="float">
            <text:p>0.495054</text:p>
          </table:table-cell>
          <table:table-cell office:value-type="float" office:value="0.484293615277248" calcext:value-type="float">
            <text:p>0.484294</text:p>
          </table:table-cell>
          <table:table-cell table:formula="of:=AVERAGE([.B15:.U15])" office:value-type="float" office:value="0.484797332982686" calcext:value-type="float">
            <text:p>0.484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9489083750172" calcext:value-type="float">
            <text:p>0.329489</text:p>
          </table:table-cell>
          <table:table-cell office:value-type="float" office:value="0.382056358948917" calcext:value-type="float">
            <text:p>0.382056</text:p>
          </table:table-cell>
          <table:table-cell office:value-type="float" office:value="0.329402016566611" calcext:value-type="float">
            <text:p>0.329402</text:p>
          </table:table-cell>
          <table:table-cell office:value-type="float" office:value="0.334694589831206" calcext:value-type="float">
            <text:p>0.334695</text:p>
          </table:table-cell>
          <table:table-cell office:value-type="float" office:value="0.351131762591711" calcext:value-type="float">
            <text:p>0.351132</text:p>
          </table:table-cell>
          <table:table-cell office:value-type="float" office:value="0.339177623538005" calcext:value-type="float">
            <text:p>0.339178</text:p>
          </table:table-cell>
          <table:table-cell office:value-type="float" office:value="0.357587701628154" calcext:value-type="float">
            <text:p>0.357588</text:p>
          </table:table-cell>
          <table:table-cell office:value-type="float" office:value="0.332140001615638" calcext:value-type="float">
            <text:p>0.332140</text:p>
          </table:table-cell>
          <table:table-cell office:value-type="float" office:value="0.34051882866351" calcext:value-type="float">
            <text:p>0.340519</text:p>
          </table:table-cell>
          <table:table-cell office:value-type="float" office:value="0.345832705600679" calcext:value-type="float">
            <text:p>0.345833</text:p>
          </table:table-cell>
          <table:table-cell office:value-type="float" office:value="0.359190613284287" calcext:value-type="float">
            <text:p>0.359191</text:p>
          </table:table-cell>
          <table:table-cell office:value-type="float" office:value="0.350339962142182" calcext:value-type="float">
            <text:p>0.350340</text:p>
          </table:table-cell>
          <table:table-cell office:value-type="float" office:value="0.339270138255391" calcext:value-type="float">
            <text:p>0.339270</text:p>
          </table:table-cell>
          <table:table-cell office:value-type="float" office:value="0.346224703514814" calcext:value-type="float">
            <text:p>0.346225</text:p>
          </table:table-cell>
          <table:table-cell office:value-type="float" office:value="0.357035469604582" calcext:value-type="float">
            <text:p>0.357035</text:p>
          </table:table-cell>
          <table:table-cell office:value-type="float" office:value="0.344147355293724" calcext:value-type="float">
            <text:p>0.344147</text:p>
          </table:table-cell>
          <table:table-cell office:value-type="float" office:value="0.318328945994409" calcext:value-type="float">
            <text:p>0.318329</text:p>
          </table:table-cell>
          <table:table-cell office:value-type="float" office:value="0.318231163514515" calcext:value-type="float">
            <text:p>0.318231</text:p>
          </table:table-cell>
          <table:table-cell office:value-type="float" office:value="0.350241504555411" calcext:value-type="float">
            <text:p>0.350242</text:p>
          </table:table-cell>
          <table:table-cell office:value-type="float" office:value="0.348237922369329" calcext:value-type="float">
            <text:p>0.348238</text:p>
          </table:table-cell>
          <table:table-cell table:formula="of:=AVERAGE([.B16:.U16])" office:value-type="float" office:value="0.343663922563162" calcext:value-type="float">
            <text:p>0.343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7387267048044" calcext:value-type="float">
            <text:p>0.257387</text:p>
          </table:table-cell>
          <table:table-cell office:value-type="float" office:value="0.276475357674014" calcext:value-type="float">
            <text:p>0.276475</text:p>
          </table:table-cell>
          <table:table-cell office:value-type="float" office:value="0.250674757694084" calcext:value-type="float">
            <text:p>0.250675</text:p>
          </table:table-cell>
          <table:table-cell office:value-type="float" office:value="0.255836730183337" calcext:value-type="float">
            <text:p>0.255837</text:p>
          </table:table-cell>
          <table:table-cell office:value-type="float" office:value="0.268073374460302" calcext:value-type="float">
            <text:p>0.268073</text:p>
          </table:table-cell>
          <table:table-cell office:value-type="float" office:value="0.257779995620705" calcext:value-type="float">
            <text:p>0.257780</text:p>
          </table:table-cell>
          <table:table-cell office:value-type="float" office:value="0.261023711331698" calcext:value-type="float">
            <text:p>0.261024</text:p>
          </table:table-cell>
          <table:table-cell office:value-type="float" office:value="0.254012950561707" calcext:value-type="float">
            <text:p>0.254013</text:p>
          </table:table-cell>
          <table:table-cell office:value-type="float" office:value="0.263212432126981" calcext:value-type="float">
            <text:p>0.263212</text:p>
          </table:table-cell>
          <table:table-cell office:value-type="float" office:value="0.25859879764484" calcext:value-type="float">
            <text:p>0.258599</text:p>
          </table:table-cell>
          <table:table-cell office:value-type="float" office:value="0.266368240049908" calcext:value-type="float">
            <text:p>0.266368</text:p>
          </table:table-cell>
          <table:table-cell office:value-type="float" office:value="0.246603039602452" calcext:value-type="float">
            <text:p>0.246603</text:p>
          </table:table-cell>
          <table:table-cell office:value-type="float" office:value="0.248119136757883" calcext:value-type="float">
            <text:p>0.248119</text:p>
          </table:table-cell>
          <table:table-cell office:value-type="float" office:value="0.262690836453433" calcext:value-type="float">
            <text:p>0.262691</text:p>
          </table:table-cell>
          <table:table-cell office:value-type="float" office:value="0.264770030609609" calcext:value-type="float">
            <text:p>0.264770</text:p>
          </table:table-cell>
          <table:table-cell office:value-type="float" office:value="0.261114691434712" calcext:value-type="float">
            <text:p>0.261115</text:p>
          </table:table-cell>
          <table:table-cell office:value-type="float" office:value="0.241843873681302" calcext:value-type="float">
            <text:p>0.241844</text:p>
          </table:table-cell>
          <table:table-cell office:value-type="float" office:value="0.253339066979538" calcext:value-type="float">
            <text:p>0.253339</text:p>
          </table:table-cell>
          <table:table-cell office:value-type="float" office:value="0.247658096627996" calcext:value-type="float">
            <text:p>0.247658</text:p>
          </table:table-cell>
          <table:table-cell office:value-type="float" office:value="0.245123421364837" calcext:value-type="float">
            <text:p>0.245123</text:p>
          </table:table-cell>
          <table:table-cell table:formula="of:=AVERAGE([.B17:.U17])" office:value-type="float" office:value="0.257035290395369" calcext:value-type="float">
            <text:p>0.257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9270163363817" calcext:value-type="float">
            <text:p>0.189270</text:p>
          </table:table-cell>
          <table:table-cell office:value-type="float" office:value="0.21753457938922" calcext:value-type="float">
            <text:p>0.217535</text:p>
          </table:table-cell>
          <table:table-cell office:value-type="float" office:value="0.205723082317093" calcext:value-type="float">
            <text:p>0.205723</text:p>
          </table:table-cell>
          <table:table-cell office:value-type="float" office:value="0.200636135805164" calcext:value-type="float">
            <text:p>0.200636</text:p>
          </table:table-cell>
          <table:table-cell office:value-type="float" office:value="0.202756314349558" calcext:value-type="float">
            <text:p>0.202756</text:p>
          </table:table-cell>
          <table:table-cell office:value-type="float" office:value="0.200403647900122" calcext:value-type="float">
            <text:p>0.200404</text:p>
          </table:table-cell>
          <table:table-cell office:value-type="float" office:value="0.209810608711329" calcext:value-type="float">
            <text:p>0.209811</text:p>
          </table:table-cell>
          <table:table-cell office:value-type="float" office:value="0.192377720819666" calcext:value-type="float">
            <text:p>0.192378</text:p>
          </table:table-cell>
          <table:table-cell office:value-type="float" office:value="0.215661708696008" calcext:value-type="float">
            <text:p>0.215662</text:p>
          </table:table-cell>
          <table:table-cell office:value-type="float" office:value="0.202823004107179" calcext:value-type="float">
            <text:p>0.202823</text:p>
          </table:table-cell>
          <table:table-cell office:value-type="float" office:value="0.20006117158287" calcext:value-type="float">
            <text:p>0.200061</text:p>
          </table:table-cell>
          <table:table-cell office:value-type="float" office:value="0.196166769347736" calcext:value-type="float">
            <text:p>0.196167</text:p>
          </table:table-cell>
          <table:table-cell office:value-type="float" office:value="0.203357622013698" calcext:value-type="float">
            <text:p>0.203358</text:p>
          </table:table-cell>
          <table:table-cell office:value-type="float" office:value="0.195932410817984" calcext:value-type="float">
            <text:p>0.195932</text:p>
          </table:table-cell>
          <table:table-cell office:value-type="float" office:value="0.198860804553373" calcext:value-type="float">
            <text:p>0.198861</text:p>
          </table:table-cell>
          <table:table-cell office:value-type="float" office:value="0.194756816353077" calcext:value-type="float">
            <text:p>0.194757</text:p>
          </table:table-cell>
          <table:table-cell office:value-type="float" office:value="0.19914456547542" calcext:value-type="float">
            <text:p>0.199145</text:p>
          </table:table-cell>
          <table:table-cell office:value-type="float" office:value="0.198531028346667" calcext:value-type="float">
            <text:p>0.198531</text:p>
          </table:table-cell>
          <table:table-cell office:value-type="float" office:value="0.204197618921756" calcext:value-type="float">
            <text:p>0.204198</text:p>
          </table:table-cell>
          <table:table-cell office:value-type="float" office:value="0.19498976873165" calcext:value-type="float">
            <text:p>0.194990</text:p>
          </table:table-cell>
          <table:table-cell table:formula="of:=AVERAGE([.B18:.U18])" office:value-type="float" office:value="0.201149777080169" calcext:value-type="float">
            <text:p>0.201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6369882937066" calcext:value-type="float">
            <text:p>0.156370</text:p>
          </table:table-cell>
          <table:table-cell office:value-type="float" office:value="0.16245161833352" calcext:value-type="float">
            <text:p>0.162452</text:p>
          </table:table-cell>
          <table:table-cell office:value-type="float" office:value="0.156940450863386" calcext:value-type="float">
            <text:p>0.156940</text:p>
          </table:table-cell>
          <table:table-cell office:value-type="float" office:value="0.153880131985853" calcext:value-type="float">
            <text:p>0.153880</text:p>
          </table:table-cell>
          <table:table-cell office:value-type="float" office:value="0.164991386602949" calcext:value-type="float">
            <text:p>0.164991</text:p>
          </table:table-cell>
          <table:table-cell office:value-type="float" office:value="0.163779856006154" calcext:value-type="float">
            <text:p>0.163780</text:p>
          </table:table-cell>
          <table:table-cell office:value-type="float" office:value="0.169646702183605" calcext:value-type="float">
            <text:p>0.169647</text:p>
          </table:table-cell>
          <table:table-cell office:value-type="float" office:value="0.19060581100952" calcext:value-type="float">
            <text:p>0.190606</text:p>
          </table:table-cell>
          <table:table-cell office:value-type="float" office:value="0.153017796369937" calcext:value-type="float">
            <text:p>0.153018</text:p>
          </table:table-cell>
          <table:table-cell office:value-type="float" office:value="0.158769787964817" calcext:value-type="float">
            <text:p>0.158770</text:p>
          </table:table-cell>
          <table:table-cell office:value-type="float" office:value="0.171658460878392" calcext:value-type="float">
            <text:p>0.171658</text:p>
          </table:table-cell>
          <table:table-cell office:value-type="float" office:value="0.157915213763322" calcext:value-type="float">
            <text:p>0.157915</text:p>
          </table:table-cell>
          <table:table-cell office:value-type="float" office:value="0.1601517463991" calcext:value-type="float">
            <text:p>0.160152</text:p>
          </table:table-cell>
          <table:table-cell office:value-type="float" office:value="0.158765848426865" calcext:value-type="float">
            <text:p>0.158766</text:p>
          </table:table-cell>
          <table:table-cell office:value-type="float" office:value="0.170628510113121" calcext:value-type="float">
            <text:p>0.170629</text:p>
          </table:table-cell>
          <table:table-cell office:value-type="float" office:value="0.157813253336304" calcext:value-type="float">
            <text:p>0.157813</text:p>
          </table:table-cell>
          <table:table-cell office:value-type="float" office:value="0.161220301704408" calcext:value-type="float">
            <text:p>0.161220</text:p>
          </table:table-cell>
          <table:table-cell office:value-type="float" office:value="0.154965098946423" calcext:value-type="float">
            <text:p>0.154965</text:p>
          </table:table-cell>
          <table:table-cell office:value-type="float" office:value="0.149801800547265" calcext:value-type="float">
            <text:p>0.149802</text:p>
          </table:table-cell>
          <table:table-cell office:value-type="float" office:value="0.156967722480742" calcext:value-type="float">
            <text:p>0.156968</text:p>
          </table:table-cell>
          <table:table-cell table:formula="of:=AVERAGE([.B19:.U19])" office:value-type="float" office:value="0.161517069042637" calcext:value-type="float">
            <text:p>0.1615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4252522259002" calcext:value-type="float">
            <text:p>0.114253</text:p>
          </table:table-cell>
          <table:table-cell office:value-type="float" office:value="0.134603087046619" calcext:value-type="float">
            <text:p>0.134603</text:p>
          </table:table-cell>
          <table:table-cell office:value-type="float" office:value="0.1197544272628" calcext:value-type="float">
            <text:p>0.119754</text:p>
          </table:table-cell>
          <table:table-cell office:value-type="float" office:value="0.122771212548553" calcext:value-type="float">
            <text:p>0.122771</text:p>
          </table:table-cell>
          <table:table-cell office:value-type="float" office:value="0.124216157297025" calcext:value-type="float">
            <text:p>0.124216</text:p>
          </table:table-cell>
          <table:table-cell office:value-type="float" office:value="0.122152479797284" calcext:value-type="float">
            <text:p>0.122152</text:p>
          </table:table-cell>
          <table:table-cell office:value-type="float" office:value="0.130288630227143" calcext:value-type="float">
            <text:p>0.130289</text:p>
          </table:table-cell>
          <table:table-cell office:value-type="float" office:value="0.116045735741722" calcext:value-type="float">
            <text:p>0.116046</text:p>
          </table:table-cell>
          <table:table-cell office:value-type="float" office:value="0.122974986807953" calcext:value-type="float">
            <text:p>0.122975</text:p>
          </table:table-cell>
          <table:table-cell office:value-type="float" office:value="0.123244524578341" calcext:value-type="float">
            <text:p>0.123245</text:p>
          </table:table-cell>
          <table:table-cell office:value-type="float" office:value="0.124285246963147" calcext:value-type="float">
            <text:p>0.124285</text:p>
          </table:table-cell>
          <table:table-cell office:value-type="float" office:value="0.109419393557414" calcext:value-type="float">
            <text:p>0.109419</text:p>
          </table:table-cell>
          <table:table-cell office:value-type="float" office:value="0.111395527826802" calcext:value-type="float">
            <text:p>0.111396</text:p>
          </table:table-cell>
          <table:table-cell office:value-type="float" office:value="0.116382638762383" calcext:value-type="float">
            <text:p>0.116383</text:p>
          </table:table-cell>
          <table:table-cell office:value-type="float" office:value="0.123539535481368" calcext:value-type="float">
            <text:p>0.123540</text:p>
          </table:table-cell>
          <table:table-cell office:value-type="float" office:value="0.115684342929809" calcext:value-type="float">
            <text:p>0.115684</text:p>
          </table:table-cell>
          <table:table-cell office:value-type="float" office:value="0.126020526245761" calcext:value-type="float">
            <text:p>0.126021</text:p>
          </table:table-cell>
          <table:table-cell office:value-type="float" office:value="0.110909298494939" calcext:value-type="float">
            <text:p>0.110909</text:p>
          </table:table-cell>
          <table:table-cell office:value-type="float" office:value="0.116280624326815" calcext:value-type="float">
            <text:p>0.116281</text:p>
          </table:table-cell>
          <table:table-cell office:value-type="float" office:value="0.10876287719607" calcext:value-type="float">
            <text:p>0.108763</text:p>
          </table:table-cell>
          <table:table-cell table:formula="of:=AVERAGE([.B20:.U20])" office:value-type="float" office:value="0.119649188767548" calcext:value-type="float">
            <text:p>0.1196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28231214864653" calcext:value-type="float">
            <text:p>0.082823</text:p>
          </table:table-cell>
          <table:table-cell office:value-type="float" office:value="0.107111160713669" calcext:value-type="float">
            <text:p>0.107111</text:p>
          </table:table-cell>
          <table:table-cell office:value-type="float" office:value="0.078085369955417" calcext:value-type="float">
            <text:p>0.078085</text:p>
          </table:table-cell>
          <table:table-cell office:value-type="float" office:value="0.0934425391411022" calcext:value-type="float">
            <text:p>0.093443</text:p>
          </table:table-cell>
          <table:table-cell office:value-type="float" office:value="0.0929599646449778" calcext:value-type="float">
            <text:p>0.092960</text:p>
          </table:table-cell>
          <table:table-cell office:value-type="float" office:value="0.096369478503392" calcext:value-type="float">
            <text:p>0.096369</text:p>
          </table:table-cell>
          <table:table-cell office:value-type="float" office:value="0.0981136009145286" calcext:value-type="float">
            <text:p>0.098114</text:p>
          </table:table-cell>
          <table:table-cell office:value-type="float" office:value="0.0935129338852585" calcext:value-type="float">
            <text:p>0.093513</text:p>
          </table:table-cell>
          <table:table-cell office:value-type="float" office:value="0.0923356744139072" calcext:value-type="float">
            <text:p>0.092336</text:p>
          </table:table-cell>
          <table:table-cell office:value-type="float" office:value="0.0937333805840639" calcext:value-type="float">
            <text:p>0.093733</text:p>
          </table:table-cell>
          <table:table-cell office:value-type="float" office:value="0.0849795602140465" calcext:value-type="float">
            <text:p>0.084980</text:p>
          </table:table-cell>
          <table:table-cell office:value-type="float" office:value="0.0770210145864284" calcext:value-type="float">
            <text:p>0.077021</text:p>
          </table:table-cell>
          <table:table-cell office:value-type="float" office:value="0.0813850983194594" calcext:value-type="float">
            <text:p>0.081385</text:p>
          </table:table-cell>
          <table:table-cell office:value-type="float" office:value="0.088029114416001" calcext:value-type="float">
            <text:p>0.088029</text:p>
          </table:table-cell>
          <table:table-cell office:value-type="float" office:value="0.0844696828527622" calcext:value-type="float">
            <text:p>0.084470</text:p>
          </table:table-cell>
          <table:table-cell office:value-type="float" office:value="0.087500939729505" calcext:value-type="float">
            <text:p>0.087501</text:p>
          </table:table-cell>
          <table:table-cell office:value-type="float" office:value="0.0968775126300176" calcext:value-type="float">
            <text:p>0.096878</text:p>
          </table:table-cell>
          <table:table-cell office:value-type="float" office:value="0.0872574421815313" calcext:value-type="float">
            <text:p>0.087257</text:p>
          </table:table-cell>
          <table:table-cell office:value-type="float" office:value="0.0893060810005064" calcext:value-type="float">
            <text:p>0.089306</text:p>
          </table:table-cell>
          <table:table-cell office:value-type="float" office:value="0.0765588884989098" calcext:value-type="float">
            <text:p>0.076559</text:p>
          </table:table-cell>
          <table:table-cell table:formula="of:=AVERAGE([.B21:.U21])" office:value-type="float" office:value="0.0890936279335975" calcext:value-type="float">
            <text:p>0.0890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70241326565357" calcext:value-type="float">
            <text:p>0.067024</text:p>
          </table:table-cell>
          <table:table-cell office:value-type="float" office:value="0.0801573836748609" calcext:value-type="float">
            <text:p>0.080157</text:p>
          </table:table-cell>
          <table:table-cell office:value-type="float" office:value="0.0623706695691484" calcext:value-type="float">
            <text:p>0.062371</text:p>
          </table:table-cell>
          <table:table-cell office:value-type="float" office:value="0.0638174668108879" calcext:value-type="float">
            <text:p>0.063817</text:p>
          </table:table-cell>
          <table:table-cell office:value-type="float" office:value="0.0678484921604718" calcext:value-type="float">
            <text:p>0.067848</text:p>
          </table:table-cell>
          <table:table-cell office:value-type="float" office:value="0.0705031150124727" calcext:value-type="float">
            <text:p>0.070503</text:p>
          </table:table-cell>
          <table:table-cell office:value-type="float" office:value="0.0801490474551581" calcext:value-type="float">
            <text:p>0.080149</text:p>
          </table:table-cell>
          <table:table-cell office:value-type="float" office:value="0.0735884425491142" calcext:value-type="float">
            <text:p>0.073588</text:p>
          </table:table-cell>
          <table:table-cell office:value-type="float" office:value="0.0714756739777905" calcext:value-type="float">
            <text:p>0.071476</text:p>
          </table:table-cell>
          <table:table-cell office:value-type="float" office:value="0.0699390308125883" calcext:value-type="float">
            <text:p>0.069939</text:p>
          </table:table-cell>
          <table:table-cell office:value-type="float" office:value="0.0679176805850849" calcext:value-type="float">
            <text:p>0.067918</text:p>
          </table:table-cell>
          <table:table-cell office:value-type="float" office:value="0.0654709003794054" calcext:value-type="float">
            <text:p>0.065471</text:p>
          </table:table-cell>
          <table:table-cell office:value-type="float" office:value="0.0636432896226996" calcext:value-type="float">
            <text:p>0.063643</text:p>
          </table:table-cell>
          <table:table-cell office:value-type="float" office:value="0.0655287666830478" calcext:value-type="float">
            <text:p>0.065529</text:p>
          </table:table-cell>
          <table:table-cell office:value-type="float" office:value="0.0675101745015744" calcext:value-type="float">
            <text:p>0.067510</text:p>
          </table:table-cell>
          <table:table-cell office:value-type="float" office:value="0.0651355940829495" calcext:value-type="float">
            <text:p>0.065136</text:p>
          </table:table-cell>
          <table:table-cell office:value-type="float" office:value="0.0620046374227845" calcext:value-type="float">
            <text:p>0.062005</text:p>
          </table:table-cell>
          <table:table-cell office:value-type="float" office:value="0.0646275086482014" calcext:value-type="float">
            <text:p>0.064628</text:p>
          </table:table-cell>
          <table:table-cell office:value-type="float" office:value="0.062301819469524" calcext:value-type="float">
            <text:p>0.062302</text:p>
          </table:table-cell>
          <table:table-cell office:value-type="float" office:value="0.065078074977129" calcext:value-type="float">
            <text:p>0.065078</text:p>
          </table:table-cell>
          <table:table-cell table:formula="of:=AVERAGE([.B22:.U22])" office:value-type="float" office:value="0.0678045950525714" calcext:value-type="float">
            <text:p>0.0678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16882671434242" calcext:value-type="float">
            <text:p>0.051688</text:p>
          </table:table-cell>
          <table:table-cell office:value-type="float" office:value="0.0681152511909589" calcext:value-type="float">
            <text:p>0.068115</text:p>
          </table:table-cell>
          <table:table-cell office:value-type="float" office:value="0.0574976860295893" calcext:value-type="float">
            <text:p>0.057498</text:p>
          </table:table-cell>
          <table:table-cell office:value-type="float" office:value="0.057829282324431" calcext:value-type="float">
            <text:p>0.057829</text:p>
          </table:table-cell>
          <table:table-cell office:value-type="float" office:value="0.0584489413223335" calcext:value-type="float">
            <text:p>0.058449</text:p>
          </table:table-cell>
          <table:table-cell office:value-type="float" office:value="0.0613314208462087" calcext:value-type="float">
            <text:p>0.061331</text:p>
          </table:table-cell>
          <table:table-cell office:value-type="float" office:value="0.0584017027440181" calcext:value-type="float">
            <text:p>0.058402</text:p>
          </table:table-cell>
          <table:table-cell office:value-type="float" office:value="0.0577005340423556" calcext:value-type="float">
            <text:p>0.057701</text:p>
          </table:table-cell>
          <table:table-cell office:value-type="float" office:value="0.0590056155491487" calcext:value-type="float">
            <text:p>0.059006</text:p>
          </table:table-cell>
          <table:table-cell office:value-type="float" office:value="0.0618186265755014" calcext:value-type="float">
            <text:p>0.061819</text:p>
          </table:table-cell>
          <table:table-cell office:value-type="float" office:value="0.0557069260781444" calcext:value-type="float">
            <text:p>0.055707</text:p>
          </table:table-cell>
          <table:table-cell office:value-type="float" office:value="0.049452543092795" calcext:value-type="float">
            <text:p>0.049453</text:p>
          </table:table-cell>
          <table:table-cell office:value-type="float" office:value="0.0551822715917867" calcext:value-type="float">
            <text:p>0.055182</text:p>
          </table:table-cell>
          <table:table-cell office:value-type="float" office:value="0.0574650972704794" calcext:value-type="float">
            <text:p>0.057465</text:p>
          </table:table-cell>
          <table:table-cell office:value-type="float" office:value="0.0553726845216755" calcext:value-type="float">
            <text:p>0.055373</text:p>
          </table:table-cell>
          <table:table-cell office:value-type="float" office:value="0.0571203066868565" calcext:value-type="float">
            <text:p>0.057120</text:p>
          </table:table-cell>
          <table:table-cell office:value-type="float" office:value="0.065896763583308" calcext:value-type="float">
            <text:p>0.065897</text:p>
          </table:table-cell>
          <table:table-cell office:value-type="float" office:value="0.0514345430764955" calcext:value-type="float">
            <text:p>0.051435</text:p>
          </table:table-cell>
          <table:table-cell office:value-type="float" office:value="0.0503742742258702" calcext:value-type="float">
            <text:p>0.050374</text:p>
          </table:table-cell>
          <table:table-cell office:value-type="float" office:value="0.0491558278342382" calcext:value-type="float">
            <text:p>0.049156</text:p>
          </table:table-cell>
          <table:table-cell table:formula="of:=AVERAGE([.B23:.U23])" office:value-type="float" office:value="0.056949928286481" calcext:value-type="float">
            <text:p>0.056950</text:p>
          </table:table-cell>
        </table:table-row>
        <table:table-row table:style-name="ro1">
          <table:table-cell table:number-columns-repeated="21"/>
          <table:table-cell table:style-name="ce2"/>
        </table:table-row>
        <table:table-row table:style-name="ro1">
          <table:table-cell table:style-name="ce7" office:value-type="string" calcext:value-type="string">
            <text:p>EPOCH</text:p>
          </table:table-cell>
          <table:table-cell table:style-name="ce1" office:value-type="string" calcext:value-type="string">
            <text:p>RUN1</text:p>
          </table:table-cell>
          <table:table-cell table:style-name="ce1" office:value-type="string" calcext:value-type="string">
            <text:p>RUN2</text:p>
          </table:table-cell>
          <table:table-cell table:style-name="ce1" office:value-type="string" calcext:value-type="string">
            <text:p>RUN3</text:p>
          </table:table-cell>
          <table:table-cell table:style-name="ce1" office:value-type="string" calcext:value-type="string">
            <text:p>RUN4</text:p>
          </table:table-cell>
          <table:table-cell table:style-name="ce1" office:value-type="string" calcext:value-type="string">
            <text:p>RUN5</text:p>
          </table:table-cell>
          <table:table-cell table:style-name="ce1" office:value-type="string" calcext:value-type="string">
            <text:p>RUN6</text:p>
          </table:table-cell>
          <table:table-cell table:style-name="ce1" office:value-type="string" calcext:value-type="string">
            <text:p>RUN7</text:p>
          </table:table-cell>
          <table:table-cell table:style-name="ce1" office:value-type="string" calcext:value-type="string">
            <text:p>RUN8</text:p>
          </table:table-cell>
          <table:table-cell table:style-name="ce1" office:value-type="string" calcext:value-type="string">
            <text:p>RUN9</text:p>
          </table:table-cell>
          <table:table-cell table:style-name="ce1" office:value-type="string" calcext:value-type="string">
            <text:p>RUN10</text:p>
          </table:table-cell>
          <table:table-cell table:style-name="ce1" office:value-type="string" calcext:value-type="string">
            <text:p>RUN11</text:p>
          </table:table-cell>
          <table:table-cell table:style-name="ce1" office:value-type="string" calcext:value-type="string">
            <text:p>RUN12</text:p>
          </table:table-cell>
          <table:table-cell table:style-name="ce1" office:value-type="string" calcext:value-type="string">
            <text:p>RUN13</text:p>
          </table:table-cell>
          <table:table-cell table:style-name="ce1" office:value-type="string" calcext:value-type="string">
            <text:p>RUN14</text:p>
          </table:table-cell>
          <table:table-cell table:style-name="ce1" office:value-type="string" calcext:value-type="string">
            <text:p>RUN15</text:p>
          </table:table-cell>
          <table:table-cell table:style-name="ce1" office:value-type="string" calcext:value-type="string">
            <text:p>RUN16</text:p>
          </table:table-cell>
          <table:table-cell table:style-name="ce1" office:value-type="string" calcext:value-type="string">
            <text:p>RUN17</text:p>
          </table:table-cell>
          <table:table-cell table:style-name="ce1" office:value-type="string" calcext:value-type="string">
            <text:p>RUN18</text:p>
          </table:table-cell>
          <table:table-cell table:style-name="ce1" office:value-type="string" calcext:value-type="string">
            <text:p>RUN19</text:p>
          </table:table-cell>
          <table:table-cell table:style-name="ce1" office:value-type="string" calcext:value-type="string">
            <text:p>RUN20</text:p>
          </table:table-cell>
          <table:table-cell office:value-type="string" calcext:value-type="string">
            <text:p>VAL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760840813548" calcext:value-type="float">
            <text:p>0.603761</text:p>
          </table:table-cell>
          <table:table-cell office:value-type="float" office:value="0.613107125613972" calcext:value-type="float">
            <text:p>0.613107</text:p>
          </table:table-cell>
          <table:table-cell office:value-type="float" office:value="0.616413493199196" calcext:value-type="float">
            <text:p>0.616413</text:p>
          </table:table-cell>
          <table:table-cell office:value-type="float" office:value="0.604193376820572" calcext:value-type="float">
            <text:p>0.604193</text:p>
          </table:table-cell>
          <table:table-cell office:value-type="float" office:value="0.607902080826744" calcext:value-type="float">
            <text:p>0.607902</text:p>
          </table:table-cell>
          <table:table-cell office:value-type="float" office:value="0.620454392652204" calcext:value-type="float">
            <text:p>0.620454</text:p>
          </table:table-cell>
          <table:table-cell office:value-type="float" office:value="0.629289232849728" calcext:value-type="float">
            <text:p>0.629289</text:p>
          </table:table-cell>
          <table:table-cell office:value-type="float" office:value="0.62015337097164" calcext:value-type="float">
            <text:p>0.620153</text:p>
          </table:table-cell>
          <table:table-cell office:value-type="float" office:value="0.626398840208196" calcext:value-type="float">
            <text:p>0.626399</text:p>
          </table:table-cell>
          <table:table-cell office:value-type="float" office:value="0.6217461555921" calcext:value-type="float">
            <text:p>0.621746</text:p>
          </table:table-cell>
          <table:table-cell office:value-type="float" office:value="0.614998252919457" calcext:value-type="float">
            <text:p>0.614998</text:p>
          </table:table-cell>
          <table:table-cell office:value-type="float" office:value="0.598700208498575" calcext:value-type="float">
            <text:p>0.598700</text:p>
          </table:table-cell>
          <table:table-cell office:value-type="float" office:value="0.614981857466758" calcext:value-type="float">
            <text:p>0.614982</text:p>
          </table:table-cell>
          <table:table-cell office:value-type="float" office:value="0.608799807360962" calcext:value-type="float">
            <text:p>0.608800</text:p>
          </table:table-cell>
          <table:table-cell office:value-type="float" office:value="0.613768256413618" calcext:value-type="float">
            <text:p>0.613768</text:p>
          </table:table-cell>
          <table:table-cell office:value-type="float" office:value="0.60758220774624" calcext:value-type="float">
            <text:p>0.607582</text:p>
          </table:table-cell>
          <table:table-cell office:value-type="float" office:value="0.596473885407636" calcext:value-type="float">
            <text:p>0.596474</text:p>
          </table:table-cell>
          <table:table-cell office:value-type="float" office:value="0.597502808081577" calcext:value-type="float">
            <text:p>0.597503</text:p>
          </table:table-cell>
          <table:table-cell office:value-type="float" office:value="0.613751893751825" calcext:value-type="float">
            <text:p>0.613752</text:p>
          </table:table-cell>
          <table:table-cell office:value-type="float" office:value="0.610574649835376" calcext:value-type="float">
            <text:p>0.610575</text:p>
          </table:table-cell>
          <table:table-cell table:formula="of:=AVERAGE([.B26:.U26])" office:value-type="float" office:value="0.612027636851496" calcext:value-type="float">
            <text:p>0.612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4087714923988" calcext:value-type="float">
            <text:p>0.474088</text:p>
          </table:table-cell>
          <table:table-cell office:value-type="float" office:value="0.457476968401992" calcext:value-type="float">
            <text:p>0.457477</text:p>
          </table:table-cell>
          <table:table-cell office:value-type="float" office:value="0.444529139416956" calcext:value-type="float">
            <text:p>0.444529</text:p>
          </table:table-cell>
          <table:table-cell office:value-type="float" office:value="0.493890849948276" calcext:value-type="float">
            <text:p>0.493891</text:p>
          </table:table-cell>
          <table:table-cell office:value-type="float" office:value="0.469814960584332" calcext:value-type="float">
            <text:p>0.469815</text:p>
          </table:table-cell>
          <table:table-cell office:value-type="float" office:value="0.472622547909204" calcext:value-type="float">
            <text:p>0.472623</text:p>
          </table:table-cell>
          <table:table-cell office:value-type="float" office:value="0.496491911071596" calcext:value-type="float">
            <text:p>0.496492</text:p>
          </table:table-cell>
          <table:table-cell office:value-type="float" office:value="0.456258268976796" calcext:value-type="float">
            <text:p>0.456258</text:p>
          </table:table-cell>
          <table:table-cell office:value-type="float" office:value="0.455407809665688" calcext:value-type="float">
            <text:p>0.455408</text:p>
          </table:table-cell>
          <table:table-cell office:value-type="float" office:value="0.505981400360832" calcext:value-type="float">
            <text:p>0.505981</text:p>
          </table:table-cell>
          <table:table-cell office:value-type="float" office:value="0.504964512105039" calcext:value-type="float">
            <text:p>0.504965</text:p>
          </table:table-cell>
          <table:table-cell office:value-type="float" office:value="0.465863286295476" calcext:value-type="float">
            <text:p>0.465863</text:p>
          </table:table-cell>
          <table:table-cell office:value-type="float" office:value="0.432606557153794" calcext:value-type="float">
            <text:p>0.432607</text:p>
          </table:table-cell>
          <table:table-cell office:value-type="float" office:value="0.458164174595854" calcext:value-type="float">
            <text:p>0.458164</text:p>
          </table:table-cell>
          <table:table-cell office:value-type="float" office:value="0.503954583080829" calcext:value-type="float">
            <text:p>0.503955</text:p>
          </table:table-cell>
          <table:table-cell office:value-type="float" office:value="0.457247846246663" calcext:value-type="float">
            <text:p>0.457248</text:p>
          </table:table-cell>
          <table:table-cell office:value-type="float" office:value="0.450322590270035" calcext:value-type="float">
            <text:p>0.450323</text:p>
          </table:table-cell>
          <table:table-cell office:value-type="float" office:value="0.464931559722885" calcext:value-type="float">
            <text:p>0.464932</text:p>
          </table:table-cell>
          <table:table-cell office:value-type="float" office:value="0.431741344039487" calcext:value-type="float">
            <text:p>0.431741</text:p>
          </table:table-cell>
          <table:table-cell office:value-type="float" office:value="0.531850033909825" calcext:value-type="float">
            <text:p>0.531850</text:p>
          </table:table-cell>
          <table:table-cell table:formula="of:=AVERAGE([.B27:.U27])" office:value-type="float" office:value="0.471410402933977" calcext:value-type="float">
            <text:p>0.471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1068239773108" calcext:value-type="float">
            <text:p>0.351068</text:p>
          </table:table-cell>
          <table:table-cell office:value-type="float" office:value="0.437780019019068" calcext:value-type="float">
            <text:p>0.437780</text:p>
          </table:table-cell>
          <table:table-cell office:value-type="float" office:value="0.344682488588328" calcext:value-type="float">
            <text:p>0.344682</text:p>
          </table:table-cell>
          <table:table-cell office:value-type="float" office:value="0.337408285064796" calcext:value-type="float">
            <text:p>0.337408</text:p>
          </table:table-cell>
          <table:table-cell office:value-type="float" office:value="0.552515065783164" calcext:value-type="float">
            <text:p>0.552515</text:p>
          </table:table-cell>
          <table:table-cell office:value-type="float" office:value="0.420395773421448" calcext:value-type="float">
            <text:p>0.420396</text:p>
          </table:table-cell>
          <table:table-cell office:value-type="float" office:value="0.34017398264124" calcext:value-type="float">
            <text:p>0.340174</text:p>
          </table:table-cell>
          <table:table-cell office:value-type="float" office:value="0.332571480391656" calcext:value-type="float">
            <text:p>0.332571</text:p>
          </table:table-cell>
          <table:table-cell office:value-type="float" office:value="0.338757524636256" calcext:value-type="float">
            <text:p>0.338758</text:p>
          </table:table-cell>
          <table:table-cell office:value-type="float" office:value="0.464426769920256" calcext:value-type="float">
            <text:p>0.464427</text:p>
          </table:table-cell>
          <table:table-cell office:value-type="float" office:value="0.368942049886426" calcext:value-type="float">
            <text:p>0.368942</text:p>
          </table:table-cell>
          <table:table-cell office:value-type="float" office:value="0.349547193782281" calcext:value-type="float">
            <text:p>0.349547</text:p>
          </table:table-cell>
          <table:table-cell office:value-type="float" office:value="0.343051701198422" calcext:value-type="float">
            <text:p>0.343052</text:p>
          </table:table-cell>
          <table:table-cell office:value-type="float" office:value="0.445419121218616" calcext:value-type="float">
            <text:p>0.445419</text:p>
          </table:table-cell>
          <table:table-cell office:value-type="float" office:value="0.368204165786653" calcext:value-type="float">
            <text:p>0.368204</text:p>
          </table:table-cell>
          <table:table-cell office:value-type="float" office:value="0.444528282976178" calcext:value-type="float">
            <text:p>0.444528</text:p>
          </table:table-cell>
          <table:table-cell office:value-type="float" office:value="0.334585633368078" calcext:value-type="float">
            <text:p>0.334586</text:p>
          </table:table-cell>
          <table:table-cell office:value-type="float" office:value="0.348848099394717" calcext:value-type="float">
            <text:p>0.348848</text:p>
          </table:table-cell>
          <table:table-cell office:value-type="float" office:value="0.342365597796025" calcext:value-type="float">
            <text:p>0.342366</text:p>
          </table:table-cell>
          <table:table-cell office:value-type="float" office:value="0.376292133260121" calcext:value-type="float">
            <text:p>0.376292</text:p>
          </table:table-cell>
          <table:table-cell table:formula="of:=AVERAGE([.B28:.U28])" office:value-type="float" office:value="0.382078180395342" calcext:value-type="float">
            <text:p>0.382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9960637178316" calcext:value-type="float">
            <text:p>0.339961</text:p>
          </table:table-cell>
          <table:table-cell office:value-type="float" office:value="0.310312437093252" calcext:value-type="float">
            <text:p>0.310312</text:p>
          </table:table-cell>
          <table:table-cell office:value-type="float" office:value="0.455002550704152" calcext:value-type="float">
            <text:p>0.455003</text:p>
          </table:table-cell>
          <table:table-cell office:value-type="float" office:value="0.30791887635168" calcext:value-type="float">
            <text:p>0.307919</text:p>
          </table:table-cell>
          <table:table-cell office:value-type="float" office:value="0.305586688962456" calcext:value-type="float">
            <text:p>0.305587</text:p>
          </table:table-cell>
          <table:table-cell office:value-type="float" office:value="0.320818970507112" calcext:value-type="float">
            <text:p>0.320819</text:p>
          </table:table-cell>
          <table:table-cell office:value-type="float" office:value="0.37928731751064" calcext:value-type="float">
            <text:p>0.379287</text:p>
          </table:table-cell>
          <table:table-cell office:value-type="float" office:value="0.298204351437168" calcext:value-type="float">
            <text:p>0.298204</text:p>
          </table:table-cell>
          <table:table-cell office:value-type="float" office:value="0.392838164037" calcext:value-type="float">
            <text:p>0.392838</text:p>
          </table:table-cell>
          <table:table-cell office:value-type="float" office:value="0.3740364862542" calcext:value-type="float">
            <text:p>0.374036</text:p>
          </table:table-cell>
          <table:table-cell office:value-type="float" office:value="0.344730788442446" calcext:value-type="float">
            <text:p>0.344731</text:p>
          </table:table-cell>
          <table:table-cell office:value-type="float" office:value="0.335476037613238" calcext:value-type="float">
            <text:p>0.335476</text:p>
          </table:table-cell>
          <table:table-cell office:value-type="float" office:value="0.37911976825873" calcext:value-type="float">
            <text:p>0.379120</text:p>
          </table:table-cell>
          <table:table-cell office:value-type="float" office:value="0.32052049143686" calcext:value-type="float">
            <text:p>0.320520</text:p>
          </table:table-cell>
          <table:table-cell office:value-type="float" office:value="0.344041326865561" calcext:value-type="float">
            <text:p>0.344041</text:p>
          </table:table-cell>
          <table:table-cell office:value-type="float" office:value="0.319879450453986" calcext:value-type="float">
            <text:p>0.319879</text:p>
          </table:table-cell>
          <table:table-cell office:value-type="float" office:value="0.327772991004969" calcext:value-type="float">
            <text:p>0.327773</text:p>
          </table:table-cell>
          <table:table-cell office:value-type="float" office:value="0.334805085538011" calcext:value-type="float">
            <text:p>0.334805</text:p>
          </table:table-cell>
          <table:table-cell office:value-type="float" office:value="0.378361528722212" calcext:value-type="float">
            <text:p>0.378362</text:p>
          </table:table-cell>
          <table:table-cell office:value-type="float" office:value="0.323587999623957" calcext:value-type="float">
            <text:p>0.323588</text:p>
          </table:table-cell>
          <table:table-cell table:formula="of:=AVERAGE([.B29:.U29])" office:value-type="float" office:value="0.344613097399797" calcext:value-type="float">
            <text:p>0.3446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2211033719136" calcext:value-type="float">
            <text:p>0.332211</text:p>
          </table:table-cell>
          <table:table-cell office:value-type="float" office:value="0.28724677259256" calcext:value-type="float">
            <text:p>0.287247</text:p>
          </table:table-cell>
          <table:table-cell office:value-type="float" office:value="0.331404412516848" calcext:value-type="float">
            <text:p>0.331404</text:p>
          </table:table-cell>
          <table:table-cell office:value-type="float" office:value="0.382401771597252" calcext:value-type="float">
            <text:p>0.382402</text:p>
          </table:table-cell>
          <table:table-cell office:value-type="float" office:value="0.303382119178908" calcext:value-type="float">
            <text:p>0.303382</text:p>
          </table:table-cell>
          <table:table-cell office:value-type="float" office:value="0.33662309582682" calcext:value-type="float">
            <text:p>0.336623</text:p>
          </table:table-cell>
          <table:table-cell office:value-type="float" office:value="0.291768917062392" calcext:value-type="float">
            <text:p>0.291769</text:p>
          </table:table-cell>
          <table:table-cell office:value-type="float" office:value="0.321946096993884" calcext:value-type="float">
            <text:p>0.321946</text:p>
          </table:table-cell>
          <table:table-cell office:value-type="float" office:value="0.312256900764468" calcext:value-type="float">
            <text:p>0.312257</text:p>
          </table:table-cell>
          <table:table-cell office:value-type="float" office:value="0.303760101094956" calcext:value-type="float">
            <text:p>0.303760</text:p>
          </table:table-cell>
          <table:table-cell office:value-type="float" office:value="0.340162243769878" calcext:value-type="float">
            <text:p>0.340162</text:p>
          </table:table-cell>
          <table:table-cell office:value-type="float" office:value="0.346470635305294" calcext:value-type="float">
            <text:p>0.346471</text:p>
          </table:table-cell>
          <table:table-cell office:value-type="float" office:value="0.337728965701715" calcext:value-type="float">
            <text:p>0.337729</text:p>
          </table:table-cell>
          <table:table-cell office:value-type="float" office:value="0.417982777784966" calcext:value-type="float">
            <text:p>0.417983</text:p>
          </table:table-cell>
          <table:table-cell office:value-type="float" office:value="0.339481919282339" calcext:value-type="float">
            <text:p>0.339482</text:p>
          </table:table-cell>
          <table:table-cell office:value-type="float" office:value="0.417146812229396" calcext:value-type="float">
            <text:p>0.417147</text:p>
          </table:table-cell>
          <table:table-cell office:value-type="float" office:value="0.408901955704616" calcext:value-type="float">
            <text:p>0.408902</text:p>
          </table:table-cell>
          <table:table-cell office:value-type="float" office:value="0.345777694034683" calcext:value-type="float">
            <text:p>0.345778</text:p>
          </table:table-cell>
          <table:table-cell office:value-type="float" office:value="0.337053507770311" calcext:value-type="float">
            <text:p>0.337054</text:p>
          </table:table-cell>
          <table:table-cell office:value-type="float" office:value="0.347282096410148" calcext:value-type="float">
            <text:p>0.347282</text:p>
          </table:table-cell>
          <table:table-cell table:formula="of:=AVERAGE([.B30:.U30])" office:value-type="float" office:value="0.342049491467028" calcext:value-type="float">
            <text:p>0.342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477698406734" calcext:value-type="float">
            <text:p>0.344777</text:p>
          </table:table-cell>
          <table:table-cell office:value-type="float" office:value="0.303650018732808" calcext:value-type="float">
            <text:p>0.303650</text:p>
          </table:table-cell>
          <table:table-cell office:value-type="float" office:value="0.319683076398576" calcext:value-type="float">
            <text:p>0.319683</text:p>
          </table:table-cell>
          <table:table-cell office:value-type="float" office:value="0.353610850084668" calcext:value-type="float">
            <text:p>0.353611</text:p>
          </table:table-cell>
          <table:table-cell office:value-type="float" office:value="0.342099936888732" calcext:value-type="float">
            <text:p>0.342100</text:p>
          </table:table-cell>
          <table:table-cell office:value-type="float" office:value="0.345217313515932" calcext:value-type="float">
            <text:p>0.345217</text:p>
          </table:table-cell>
          <table:table-cell office:value-type="float" office:value="0.311719153296276" calcext:value-type="float">
            <text:p>0.311719</text:p>
          </table:table-cell>
          <table:table-cell office:value-type="float" office:value="0.360452517601176" calcext:value-type="float">
            <text:p>0.360453</text:p>
          </table:table-cell>
          <table:table-cell office:value-type="float" office:value="0.381136311522648" calcext:value-type="float">
            <text:p>0.381136</text:p>
          </table:table-cell>
          <table:table-cell office:value-type="float" office:value="0.414301302115272" calcext:value-type="float">
            <text:p>0.414301</text:p>
          </table:table-cell>
          <table:table-cell office:value-type="float" office:value="0.357060168871853" calcext:value-type="float">
            <text:p>0.357060</text:p>
          </table:table-cell>
          <table:table-cell office:value-type="float" office:value="0.364460304669322" calcext:value-type="float">
            <text:p>0.364460</text:p>
          </table:table-cell>
          <table:table-cell office:value-type="float" office:value="0.385655767255139" calcext:value-type="float">
            <text:p>0.385656</text:p>
          </table:table-cell>
          <table:table-cell office:value-type="float" office:value="0.393835169274992" calcext:value-type="float">
            <text:p>0.393835</text:p>
          </table:table-cell>
          <table:table-cell office:value-type="float" office:value="0.356346048534109" calcext:value-type="float">
            <text:p>0.356346</text:p>
          </table:table-cell>
          <table:table-cell office:value-type="float" office:value="0.393047498936442" calcext:value-type="float">
            <text:p>0.393047</text:p>
          </table:table-cell>
          <table:table-cell office:value-type="float" office:value="0.360356825692498" calcext:value-type="float">
            <text:p>0.360357</text:p>
          </table:table-cell>
          <table:table-cell office:value-type="float" office:value="0.363731384059983" calcext:value-type="float">
            <text:p>0.363731</text:p>
          </table:table-cell>
          <table:table-cell office:value-type="float" office:value="0.384884455720628" calcext:value-type="float">
            <text:p>0.384884</text:p>
          </table:table-cell>
          <table:table-cell office:value-type="float" office:value="0.347812439154154" calcext:value-type="float">
            <text:p>0.347812</text:p>
          </table:table-cell>
          <table:table-cell table:formula="of:=AVERAGE([.B31:.U31])" office:value-type="float" office:value="0.359191876319627" calcext:value-type="float">
            <text:p>0.3591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0337879375772" calcext:value-type="float">
            <text:p>0.403379</text:p>
          </table:table-cell>
          <table:table-cell office:value-type="float" office:value="0.342427261434588" calcext:value-type="float">
            <text:p>0.342427</text:p>
          </table:table-cell>
          <table:table-cell office:value-type="float" office:value="0.361151004801708" calcext:value-type="float">
            <text:p>0.361151</text:p>
          </table:table-cell>
          <table:table-cell office:value-type="float" office:value="0.366902564678892" calcext:value-type="float">
            <text:p>0.366903</text:p>
          </table:table-cell>
          <table:table-cell office:value-type="float" office:value="0.379548397803168" calcext:value-type="float">
            <text:p>0.379548</text:p>
          </table:table-cell>
          <table:table-cell office:value-type="float" office:value="0.460486211027436" calcext:value-type="float">
            <text:p>0.460486</text:p>
          </table:table-cell>
          <table:table-cell office:value-type="float" office:value="0.33448964119758" calcext:value-type="float">
            <text:p>0.334490</text:p>
          </table:table-cell>
          <table:table-cell office:value-type="float" office:value="0.398326695261264" calcext:value-type="float">
            <text:p>0.398327</text:p>
          </table:table-cell>
          <table:table-cell office:value-type="float" office:value="0.338022992768472" calcext:value-type="float">
            <text:p>0.338023</text:p>
          </table:table-cell>
          <table:table-cell office:value-type="float" office:value="0.39563406119952" calcext:value-type="float">
            <text:p>0.395634</text:p>
          </table:table-cell>
          <table:table-cell office:value-type="float" office:value="0.365018714499471" calcext:value-type="float">
            <text:p>0.365019</text:p>
          </table:table-cell>
          <table:table-cell office:value-type="float" office:value="0.468188547263506" calcext:value-type="float">
            <text:p>0.468189</text:p>
          </table:table-cell>
          <table:table-cell office:value-type="float" office:value="0.435124705800633" calcext:value-type="float">
            <text:p>0.435125</text:p>
          </table:table-cell>
          <table:table-cell office:value-type="float" office:value="0.433833322791013" calcext:value-type="float">
            <text:p>0.433833</text:p>
          </table:table-cell>
          <table:table-cell office:value-type="float" office:value="0.364288677070472" calcext:value-type="float">
            <text:p>0.364289</text:p>
          </table:table-cell>
          <table:table-cell office:value-type="float" office:value="0.432965656145431" calcext:value-type="float">
            <text:p>0.432966</text:p>
          </table:table-cell>
          <table:table-cell office:value-type="float" office:value="0.413514301311288" calcext:value-type="float">
            <text:p>0.413514</text:p>
          </table:table-cell>
          <table:table-cell office:value-type="float" office:value="0.467252170168979" calcext:value-type="float">
            <text:p>0.467252</text:p>
          </table:table-cell>
          <table:table-cell office:value-type="float" office:value="0.434254456389032" calcext:value-type="float">
            <text:p>0.434254</text:p>
          </table:table-cell>
          <table:table-cell office:value-type="float" office:value="0.416213177997662" calcext:value-type="float">
            <text:p>0.416213</text:p>
          </table:table-cell>
          <table:table-cell table:formula="of:=AVERAGE([.B32:.U32])" office:value-type="float" office:value="0.400551067668392" calcext:value-type="float">
            <text:p>0.4005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2484294897492" calcext:value-type="float">
            <text:p>0.452484</text:p>
          </table:table-cell>
          <table:table-cell office:value-type="float" office:value="0.355145183893368" calcext:value-type="float">
            <text:p>0.355145</text:p>
          </table:table-cell>
          <table:table-cell office:value-type="float" office:value="0.463818881477952" calcext:value-type="float">
            <text:p>0.463819</text:p>
          </table:table-cell>
          <table:table-cell office:value-type="float" office:value="0.451968953573808" calcext:value-type="float">
            <text:p>0.451969</text:p>
          </table:table-cell>
          <table:table-cell office:value-type="float" office:value="0.419023153525284" calcext:value-type="float">
            <text:p>0.419023</text:p>
          </table:table-cell>
          <table:table-cell office:value-type="float" office:value="0.45505905315552" calcext:value-type="float">
            <text:p>0.455059</text:p>
          </table:table-cell>
          <table:table-cell office:value-type="float" office:value="0.375240572976456" calcext:value-type="float">
            <text:p>0.375241</text:p>
          </table:table-cell>
          <table:table-cell office:value-type="float" office:value="0.424122012671148" calcext:value-type="float">
            <text:p>0.424122</text:p>
          </table:table-cell>
          <table:table-cell office:value-type="float" office:value="0.39391463315358" calcext:value-type="float">
            <text:p>0.393915</text:p>
          </table:table-cell>
          <table:table-cell office:value-type="float" office:value="0.385952658411672" calcext:value-type="float">
            <text:p>0.385953</text:p>
          </table:table-cell>
          <table:table-cell office:value-type="float" office:value="0.442045515716264" calcext:value-type="float">
            <text:p>0.442046</text:p>
          </table:table-cell>
          <table:table-cell office:value-type="float" office:value="0.492123979326791" calcext:value-type="float">
            <text:p>0.492124</text:p>
          </table:table-cell>
          <table:table-cell office:value-type="float" office:value="0.466759249563539" calcext:value-type="float">
            <text:p>0.466759</text:p>
          </table:table-cell>
          <table:table-cell office:value-type="float" office:value="0.498066848710865" calcext:value-type="float">
            <text:p>0.498067</text:p>
          </table:table-cell>
          <table:table-cell office:value-type="float" office:value="0.441161424684831" calcext:value-type="float">
            <text:p>0.441161</text:p>
          </table:table-cell>
          <table:table-cell office:value-type="float" office:value="0.497070715013443" calcext:value-type="float">
            <text:p>0.497071</text:p>
          </table:table-cell>
          <table:table-cell office:value-type="float" office:value="0.444375243962935" calcext:value-type="float">
            <text:p>0.444375</text:p>
          </table:table-cell>
          <table:table-cell office:value-type="float" office:value="0.491139731368138" calcext:value-type="float">
            <text:p>0.491140</text:p>
          </table:table-cell>
          <table:table-cell office:value-type="float" office:value="0.465825731064412" calcext:value-type="float">
            <text:p>0.465826</text:p>
          </table:table-cell>
          <table:table-cell office:value-type="float" office:value="0.440945822552967" calcext:value-type="float">
            <text:p>0.440946</text:p>
          </table:table-cell>
          <table:table-cell table:formula="of:=AVERAGE([.B33:.U33])" office:value-type="float" office:value="0.442812182985023" calcext:value-type="float">
            <text:p>0.4428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7037451981356" calcext:value-type="float">
            <text:p>0.497037</text:p>
          </table:table-cell>
          <table:table-cell office:value-type="float" office:value="0.398587775553792" calcext:value-type="float">
            <text:p>0.398588</text:p>
          </table:table-cell>
          <table:table-cell office:value-type="float" office:value="0.488192869981872" calcext:value-type="float">
            <text:p>0.488193</text:p>
          </table:table-cell>
          <table:table-cell office:value-type="float" office:value="0.495162155104056" calcext:value-type="float">
            <text:p>0.495162</text:p>
          </table:table-cell>
          <table:table-cell office:value-type="float" office:value="0.440089800263784" calcext:value-type="float">
            <text:p>0.440090</text:p>
          </table:table-cell>
          <table:table-cell office:value-type="float" office:value="0.485279097015636" calcext:value-type="float">
            <text:p>0.485279</text:p>
          </table:table-cell>
          <table:table-cell office:value-type="float" office:value="0.399146954986296" calcext:value-type="float">
            <text:p>0.399147</text:p>
          </table:table-cell>
          <table:table-cell office:value-type="float" office:value="0.459810129971412" calcext:value-type="float">
            <text:p>0.459810</text:p>
          </table:table-cell>
          <table:table-cell office:value-type="float" office:value="0.435637796768064" calcext:value-type="float">
            <text:p>0.435638</text:p>
          </table:table-cell>
          <table:table-cell office:value-type="float" office:value="0.443625100195068" calcext:value-type="float">
            <text:p>0.443625</text:p>
          </table:table-cell>
          <table:table-cell office:value-type="float" office:value="0.475805681699634" calcext:value-type="float">
            <text:p>0.475806</text:p>
          </table:table-cell>
          <table:table-cell office:value-type="float" office:value="0.553604033631659" calcext:value-type="float">
            <text:p>0.553604</text:p>
          </table:table-cell>
          <table:table-cell office:value-type="float" office:value="0.515486534984016" calcext:value-type="float">
            <text:p>0.515487</text:p>
          </table:table-cell>
          <table:table-cell office:value-type="float" office:value="0.552115905189655" calcext:value-type="float">
            <text:p>0.552116</text:p>
          </table:table-cell>
          <table:table-cell office:value-type="float" office:value="0.474854070336235" calcext:value-type="float">
            <text:p>0.474854</text:p>
          </table:table-cell>
          <table:table-cell office:value-type="float" office:value="0.551011673379275" calcext:value-type="float">
            <text:p>0.551012</text:p>
          </table:table-cell>
          <table:table-cell office:value-type="float" office:value="0.518787817251199" calcext:value-type="float">
            <text:p>0.518788</text:p>
          </table:table-cell>
          <table:table-cell office:value-type="float" office:value="0.552496825564396" calcext:value-type="float">
            <text:p>0.552497</text:p>
          </table:table-cell>
          <table:table-cell office:value-type="float" office:value="0.514455561914048" calcext:value-type="float">
            <text:p>0.514456</text:p>
          </table:table-cell>
          <table:table-cell office:value-type="float" office:value="0.495972491654259" calcext:value-type="float">
            <text:p>0.495972</text:p>
          </table:table-cell>
          <table:table-cell table:formula="of:=AVERAGE([.B34:.U34])" office:value-type="float" office:value="0.487357986371286" calcext:value-type="float">
            <text:p>0.4873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6053409119216" calcext:value-type="float">
            <text:p>0.526053</text:p>
          </table:table-cell>
          <table:table-cell office:value-type="float" office:value="0.432241804604808" calcext:value-type="float">
            <text:p>0.432242</text:p>
          </table:table-cell>
          <table:table-cell office:value-type="float" office:value="0.546340711700916" calcext:value-type="float">
            <text:p>0.546341</text:p>
          </table:table-cell>
          <table:table-cell office:value-type="float" office:value="0.535025608724376" calcext:value-type="float">
            <text:p>0.535026</text:p>
          </table:table-cell>
          <table:table-cell office:value-type="float" office:value="0.473718500629704" calcext:value-type="float">
            <text:p>0.473719</text:p>
          </table:table-cell>
          <table:table-cell office:value-type="float" office:value="0.501852824690184" calcext:value-type="float">
            <text:p>0.501853</text:p>
          </table:table-cell>
          <table:table-cell office:value-type="float" office:value="0.432074245611096" calcext:value-type="float">
            <text:p>0.432074</text:p>
          </table:table-cell>
          <table:table-cell office:value-type="float" office:value="0.474764770160208" calcext:value-type="float">
            <text:p>0.474765</text:p>
          </table:table-cell>
          <table:table-cell office:value-type="float" office:value="0.473750648576172" calcext:value-type="float">
            <text:p>0.473751</text:p>
          </table:table-cell>
          <table:table-cell office:value-type="float" office:value="0.455702986265076" calcext:value-type="float">
            <text:p>0.455703</text:p>
          </table:table-cell>
          <table:table-cell office:value-type="float" office:value="0.485968933496028" calcext:value-type="float">
            <text:p>0.485969</text:p>
          </table:table-cell>
          <table:table-cell office:value-type="float" office:value="0.573748258367972" calcext:value-type="float">
            <text:p>0.573748</text:p>
          </table:table-cell>
          <table:table-cell office:value-type="float" office:value="0.524434594403919" calcext:value-type="float">
            <text:p>0.524435</text:p>
          </table:table-cell>
          <table:table-cell office:value-type="float" office:value="0.573180204153883" calcext:value-type="float">
            <text:p>0.573180</text:p>
          </table:table-cell>
          <table:table-cell office:value-type="float" office:value="0.484996995629035" calcext:value-type="float">
            <text:p>0.484997</text:p>
          </table:table-cell>
          <table:table-cell office:value-type="float" office:value="0.572033843745575" calcext:value-type="float">
            <text:p>0.572034</text:p>
          </table:table-cell>
          <table:table-cell office:value-type="float" office:value="0.534849213565581" calcext:value-type="float">
            <text:p>0.534849</text:p>
          </table:table-cell>
          <table:table-cell office:value-type="float" office:value="0.572600761851236" calcext:value-type="float">
            <text:p>0.572601</text:p>
          </table:table-cell>
          <table:table-cell office:value-type="float" office:value="0.523385725215112" calcext:value-type="float">
            <text:p>0.523386</text:p>
          </table:table-cell>
          <table:table-cell office:value-type="float" office:value="0.502194153173776" calcext:value-type="float">
            <text:p>0.502194</text:p>
          </table:table-cell>
          <table:table-cell table:formula="of:=AVERAGE([.B35:.U35])" office:value-type="float" office:value="0.509945909684194" calcext:value-type="float">
            <text:p>0.509946</text:p>
          </table:table-cell>
        </table:table-row>
        <table:table-row table:style-name="ro1" table:number-rows-repeated="3">
          <table:table-cell table:style-name="ce6" table:number-columns-repeated="6"/>
          <table:table-cell table:style-name="Default"/>
          <table:table-cell table:style-name="ce6" table:number-columns-repeated="3"/>
          <table:table-cell table:style-name="Default"/>
          <table:table-cell table:style-name="ce6"/>
          <table:table-cell table:style-name="Default" table:number-columns-repeated="10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21:18:04.481915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1T21:29:11.463898707</dc:date>
    <meta:editing-duration>PT2H21M10S</meta:editing-duration>
    <meta:editing-cycles>20</meta:editing-cycles>
    <meta:generator>LibreOffice/6.0.7.3$Linux_X86_64 LibreOffice_project/00m0$Build-3</meta:generator>
    <meta:document-statistic meta:table-count="1" meta:cell-count="726" meta:object-count="0"/>
  </office:meta>
</office:document-meta>
</file>